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4.75pt"/>
    </style:style>
    <style:style style:name="co2" style:family="table-column">
      <style:table-column-properties fo:break-before="auto" style:column-width="72.11pt"/>
    </style:style>
    <style:style style:name="co3" style:family="table-column">
      <style:table-column-properties fo:break-before="auto" style:column-width="391.61pt"/>
    </style:style>
    <style:style style:name="co4" style:family="table-column">
      <style:table-column-properties fo:break-before="auto" style:column-width="224.5pt"/>
    </style:style>
    <style:style style:name="co5" style:family="table-column">
      <style:table-column-properties fo:break-before="auto" style:column-width="174.1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4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/>
    </style:style>
    <style:style style:name="ce3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onsola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/>
    </style:style>
    <style:style style:name="ce37" style:family="table-cell" style:parent-style-name="Default" style:data-style-name="N10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order-bottom="1.76pt solid #000000" fo:background-color="#00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fo:border-bottom="0.74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fo:border-bottom="0.74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23" office:value-type="string" calcext:value-type="string">
            <text:p>Paramètres modèles (backbone)</text:p>
          </table:table-cell>
          <table:table-cell table:style-name="ce23" office:value-type="string" calcext:value-type="string">
            <text:p>Paramètres Classif (top layer)</text:p>
          </table:table-cell>
          <table:table-cell table:style-name="ce29" office:value-type="string" calcext:value-type="string">
            <text:p>Training time</text:p>
          </table:table-cell>
          <table:table-cell table:style-name="ce29" office:value-type="string" calcext:value-type="string">
            <text:p>Training Log</text:p>
          </table:table-cell>
          <table:table-cell table:style-name="ce36" office:value-type="string" calcext:value-type="string">
            <text:p>accuracy</text:p>
          </table:table-cell>
          <table:table-cell table:style-name="ce36" office:value-type="string" calcext:value-type="string">
            <text:p>recall</text:p>
          </table:table-cell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6">
            <text:p>Densenet201</text:p>
          </table:table-cell>
          <table:table-cell table:style-name="ce11" office:value-type="string" calcext:value-type="string">
            <text:p>id1</text:p>
          </table:table-cell>
          <table:table-cell table:style-name="ce17" office:value-type="string" calcext:value-type="string">
            <text:p>./DATASET V2V2  - équilibré -augmenté_split</text:p>
          </table:table-cell>
          <table:table-cell table:style-name="ce24" office:value-type="string" calcext:value-type="string">
            <text:p>Freeze</text:p>
          </table:table-cell>
          <table:table-cell table:style-name="ce24" office:value-type="string" calcext:value-type="string">
            <text:p>Train</text:p>
          </table:table-cell>
          <table:table-cell table:style-name="ce17" office:value-type="string" calcext:value-type="string">
            <text:p>9h43</text:p>
          </table:table-cell>
          <table:table-cell table:style-name="ce31" office:value-type="string" calcext:value-type="string">
            <text:p>Début de l'entraînement</text:p>
            <text:p>1/20 commencée</text:p>
            <text:p>1/20 terminée</text:p>
            <text:p>Epoch 1/20 | Train Loss: 0.4961 | Val Loss: 0.3228 | Val Acc: 0.8900</text:p>
            <text:p>2/20 commencée</text:p>
            <text:p>2/20 terminée</text:p>
            <text:p>Epoch 2/20 | Train Loss: 0.3414 | Val Loss: 0.2719 | Val Acc: 0.9022</text:p>
            <text:p>3/20 commencée</text:p>
            <text:p>3/20 terminée</text:p>
            <text:p>Epoch 3/20 | Train Loss: 0.3054 | Val Loss: 0.2529 | Val Acc: 0.9114</text:p>
            <text:p>4/20 commencée</text:p>
            <text:p>4/20 terminée</text:p>
            <text:p>Epoch 4/20 | Train Loss: 0.2850 | Val Loss: 0.2675 | Val Acc: 0.9036</text:p>
            <text:p>5/20 commencée</text:p>
            <text:p>5/20 terminée</text:p>
            <text:p>Epoch 5/20 | Train Loss: 0.2867 | Val Loss: 0.2361 | Val Acc: 0.9133</text:p>
            <text:p>6/20 commencée</text:p>
            <text:p>6/20 terminée</text:p>
            <text:p>Epoch 6/20 | Train Loss: 0.2604 | Val Loss: 0.2322 | Val Acc: 0.9147</text:p>
            <text:p>7/20 commencée</text:p>
            <text:p>7/20 terminée</text:p>
            <text:p>Epoch 7/20 | Train Loss: 0.2565 | Val Loss: 0.2297 | Val Acc: 0.9161</text:p>
            <text:p>8/20 commencée</text:p>
            <text:p>8/20 terminée</text:p>
            <text:p>Epoch 8/20 | Train Loss: 0.2487 | Val Loss: 0.2347 | Val Acc: 0.9116</text:p>
            <text:p>9/20 commencée</text:p>
            <text:p>9/20 terminée</text:p>
            <text:p>Epoch 9/20 | Train Loss: 0.2438 | Val Loss: 0.2325 | Val Acc: 0.9103</text:p>
            <text:p>10/20 commencée</text:p>
            <text:p>10/20 terminée</text:p>
            <text:p>Epoch 10/20 | Train Loss: 0.2396 | Val Loss: 0.2251 | Val Acc: 0.9164</text:p>
            <text:p>11/20 commencée</text:p>
            <text:p>11/20 terminée</text:p>
            <text:p>Epoch 11/20 | Train Loss: 0.2334 | Val Loss: 0.2204 | Val Acc: 0.9178</text:p>
            <text:p>12/20 commencée</text:p>
            <text:p>12/20 terminée</text:p>
            <text:p>Epoch 12/20 | Train Loss: 0.2429 | Val Loss: 0.2219 | Val Acc: 0.9183</text:p>
            <text:p>13/20 commencée</text:p>
            <text:p>13/20 terminée</text:p>
            <text:p>Epoch 13/20 | Train Loss: 0.2384 | Val Loss: 0.2434 | Val Acc: 0.9064</text:p>
            <text:p>14/20 commencée</text:p>
            <text:p>14/20 terminée</text:p>
            <text:p>Epoch 14/20 | Train Loss: 0.2263 | Val Loss: 0.2179 | Val Acc: 0.9191</text:p>
            <text:p>15/20 commencée</text:p>
            <text:p>15/20 terminée</text:p>
            <text:p>Epoch 15/20 | Train Loss: 0.2293 | Val Loss: 0.2717 | Val Acc: 0.8955</text:p>
            <text:p>16/20 commencée</text:p>
            <text:p>16/20 terminée</text:p>
            <text:p>Epoch 16/20 | Train Loss: 0.2233 | Val Loss: 0.2178 | Val Acc: 0.9155</text:p>
            <text:p>17/20 commencée</text:p>
            <text:p>17/20 terminée</text:p>
            <text:p>Epoch 17/20 | Train Loss: 0.2285 | Val Loss: 0.2269 | Val Acc: 0.9136</text:p>
            <text:p>18/20 commencée</text:p>
            <text:p>18/20 terminée</text:p>
            <text:p>Epoch 18/20 | Train Loss: 0.2222 | Val Loss: 0.2260 | Val Acc: 0.9155</text:p>
            <text:p>19/20 commencée</text:p>
            <text:p>19/20 terminée</text:p>
            <text:p>Epoch 19/20 | Train Loss: 0.2209 | Val Loss: 0.2260 | Val Acc: 0.9166</text:p>
            <text:p>20/20 commencée</text:p>
            <text:p>20/20 terminée</text:p>
            <text:p>Epoch 20/20 | Train Loss: 0.2255 | Val Loss: 0.2157 | Val Acc: 0.9147</text:p>
          </table:table-cell>
          <table:table-cell table:style-name="ce37" office:value-type="percentage" office:value="0.92" calcext:value-type="percentage">
            <text:p>92%</text:p>
          </table:table-cell>
          <table:table-cell table:style-name="ce37"/>
          <table:table-cell table:style-name="ce1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id2</text:p>
          </table:table-cell>
          <table:table-cell table:style-name="ce17" office:value-type="string" calcext:value-type="string">
            <text:p>./DATASET V2V2  - équilibré -augmenté_split</text:p>
          </table:table-cell>
          <table:table-cell table:number-columns-repeated="2" table:style-name="ce24" office:value-type="string" calcext:value-type="string">
            <text:p>Train</text:p>
          </table:table-cell>
          <table:table-cell table:style-name="ce17" office:value-type="string" calcext:value-type="string">
            <text:p>24h</text:p>
          </table:table-cell>
          <table:table-cell table:style-name="ce24" office:value-type="string" calcext:value-type="string">
            <text:p>&gt;Début de l'entraînement</text:p>
            <text:p>1/20 commencée</text:p>
            <text:p>1/20 terminée</text:p>
            <text:p>Epoch 1/20 | Train Loss: 0.4914 | Val Loss: 0.3335 | Val Acc: 0.8805</text:p>
            <text:p>2/20 commencée</text:p>
            <text:p>2/20 terminée</text:p>
            <text:p>Epoch 2/20 | Train Loss: 0.3327 | Val Loss: 0.2913 | Val Acc: 0.8922</text:p>
            <text:p>3/20 commencée</text:p>
            <text:p>3/20 terminée</text:p>
            <text:p>Epoch 3/20 | Train Loss: 0.3074 | Val Loss: 0.2747 | Val Acc: 0.9036</text:p>
            <text:p>4/20 commencée</text:p>
            <text:p>4/20 terminée</text:p>
            <text:p>Epoch 4/20 | Train Loss: 0.2935 | Val Loss: 0.2578 | Val Acc: 0.9064</text:p>
            <text:p>5/20 commencée</text:p>
            <text:p>5/20 terminée</text:p>
            <text:p>Epoch 5/20 | Train Loss: 0.2665 | Val Loss: 0.2450 | Val Acc: 0.9061</text:p>
            <text:p>6/20 commencée</text:p>
            <text:p>6/20 terminée</text:p>
            <text:p>Epoch 6/20 | Train Loss: 0.2687 | Val Loss: 0.2482 | Val Acc: 0.9066</text:p>
            <text:p>7/20 commencée</text:p>
            <text:p>7/20 terminée</text:p>
            <text:p>Epoch 7/20 | Train Loss: 0.2551 | Val Loss: 0.2443 | Val Acc: 0.9097</text:p>
            <text:p>8/20 commencée</text:p>
            <text:p>8/20 terminée</text:p>
            <text:p>Epoch 8/20 | Train Loss: 0.2520 | Val Loss: 0.2357 | Val Acc: 0.9108</text:p>
            <text:p>9/20 commencée</text:p>
            <text:p>9/20 terminée</text:p>
            <text:p>Epoch 9/20 | Train Loss: 0.2471 | Val Loss: 0.2379 | Val Acc: 0.9078</text:p>
            <text:p>10/20 commencée</text:p>
            <text:p>10/20 terminée</text:p>
            <text:p>Epoch 10/20 | Train Loss: 0.2448 | Val Loss: 0.2310 | Val Acc: 0.9114</text:p>
            <text:p>11/20 commencée</text:p>
            <text:p>11/20 terminée</text:p>
            <text:p>Epoch 11/20 | Train Loss: 0.2326 | Val Loss: 0.2455 | Val Acc: 0.9075</text:p>
            <text:p>12/20 commencée</text:p>
            <text:p>12/20 terminée</text:p>
            <text:p>Epoch 12/20 | Train Loss: 0.2369 | Val Loss: 0.2280 | Val Acc: 0.9164</text:p>
            <text:p>13/20 commencée</text:p>
            <text:p>13/20 terminée</text:p>
            <text:p>Epoch 13/20 | Train Loss: 0.2300 | Val Loss: 0.2214 | Val Acc: 0.9158</text:p>
            <text:p>14/20 commencée</text:p>
            <text:p>14/20 terminée</text:p>
            <text:p>Epoch 14/20 | Train Loss: 0.2352 | Val Loss: 0.2256 | Val Acc: 0.9155</text:p>
            <text:p>15/20 commencée</text:p>
            <text:p>15/20 terminée</text:p>
            <text:p>Epoch 15/20 | Train Loss: 0.2286 | Val Loss: 0.2271 | Val Acc: 0.9175</text:p>
            <text:p>16/20 commencée</text:p>
            <text:p>16/20 terminée</text:p>
            <text:p>Epoch 16/20 | Train Loss: 0.2210 | Val Loss: 0.2409 | Val Acc: 0.9089</text:p>
            <text:p>17/20 commencée</text:p>
            <text:p>17/20 terminée</text:p>
            <text:p>Epoch 17/20 | Train Loss: 0.2259 | Val Loss: 0.2410 | Val Acc: 0.9094</text:p>
            <text:p>18/20 commencée</text:p>
            <text:p>18/20 terminée</text:p>
            <text:p>Epoch 18/20 | Train Loss: 0.2187 | Val Loss: 0.2507 | Val Acc: 0.9111</text:p>
            <text:p>19/20 commencée</text:p>
            <text:p>19/20 terminée</text:p>
            <text:p>Epoch 19/20 | Train Loss: 0.2245 | Val Loss: 0.2293 | Val Acc: 0.9169</text:p>
            <text:p>20/20 commencée</text:p>
            <text:p>20/20 terminée</text:p>
            <text:p>Epoch 20/20 | Train Loss: 0.2258 | Val Loss: 0.2270 | Val Acc: 0.9116</text:p>
          </table:table-cell>
          <table:table-cell table:style-name="ce37" office:value-type="percentage" office:value="0.92" calcext:value-type="percentage">
            <text:p>92%</text:p>
          </table:table-cell>
          <table:table-cell table:style-name="ce37"/>
          <table:table-cell table:style-name="ce1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id3</text:p>
          </table:table-cell>
          <table:table-cell table:style-name="ce17" office:value-type="string" calcext:value-type="string">
            <text:p>"./DATASET V2V3 - filtré Laplacien_split"</text:p>
          </table:table-cell>
          <table:table-cell table:style-name="ce24" office:value-type="string" calcext:value-type="string">
            <text:p>Freeze</text:p>
          </table:table-cell>
          <table:table-cell table:style-name="ce24" office:value-type="string" calcext:value-type="string">
            <text:p>Train</text:p>
          </table:table-cell>
          <table:table-cell table:style-name="ce17" office:value-type="string" calcext:value-type="string">
            <text:p>9h53</text:p>
          </table:table-cell>
          <table:table-cell table:style-name="ce24" office:value-type="string" calcext:value-type="string">
            <text:p>&gt;Début de l'entraînement</text:p>
            <text:p>1/20 commencée</text:p>
            <text:p>1/20 terminée</text:p>
            <text:p>Epoch 1/20 | Train Loss: 0.5157 | Val Loss: 0.3543 | Val Acc: 0.8726</text:p>
            <text:p>2/20 commencée</text:p>
            <text:p>2/20 terminée</text:p>
            <text:p>Epoch 2/20 | Train Loss: 0.3440 | Val Loss: 0.3144 | Val Acc: 0.8849</text:p>
            <text:p>3/20 commencée</text:p>
            <text:p>3/20 terminée</text:p>
            <text:p>Epoch 3/20 | Train Loss: 0.3076 | Val Loss: 0.3688 | Val Acc: 0.8647</text:p>
            <text:p>4/20 commencée</text:p>
            <text:p>4/20 terminée</text:p>
            <text:p>Epoch 4/20 | Train Loss: 0.2791 | Val Loss: 0.2895 | Val Acc: 0.8920</text:p>
            <text:p>5/20 commencée</text:p>
            <text:p>5/20 terminée</text:p>
            <text:p>Epoch 5/20 | Train Loss: 0.2676 | Val Loss: 0.2763 | Val Acc: 0.8979</text:p>
            <text:p>6/20 commencée</text:p>
            <text:p>6/20 terminée</text:p>
            <text:p>Epoch 6/20 | Train Loss: 0.2547 | Val Loss: 0.2952 | Val Acc: 0.8905</text:p>
            <text:p>7/20 commencée</text:p>
            <text:p>7/20 terminée</text:p>
            <text:p>Epoch 7/20 | Train Loss: 0.2531 | Val Loss: 0.2728 | Val Acc: 0.8952</text:p>
            <text:p>8/20 commencée</text:p>
            <text:p>8/20 terminée</text:p>
            <text:p>Epoch 8/20 | Train Loss: 0.2489 | Val Loss: 0.2636 | Val Acc: 0.8993</text:p>
            <text:p>9/20 commencée</text:p>
            <text:p>9/20 terminée</text:p>
            <text:p>Epoch 9/20 | Train Loss: 0.2375 | Val Loss: 0.2727 | Val Acc: 0.8976</text:p>
            <text:p>10/20 commencée</text:p>
            <text:p>10/20 terminée</text:p>
            <text:p>Epoch 10/20 | Train Loss: 0.2444 | Val Loss: 0.2589 | Val Acc: 0.9002</text:p>
            <text:p>11/20 commencée</text:p>
            <text:p>11/20 terminée</text:p>
            <text:p>Epoch 11/20 | Train Loss: 0.2344 | Val Loss: 0.2791 | Val Acc: 0.8976</text:p>
            <text:p>12/20 commencée</text:p>
            <text:p>12/20 terminée</text:p>
            <text:p>Epoch 12/20 | Train Loss: 0.2306 | Val Loss: 0.2582 | Val Acc: 0.9043</text:p>
            <text:p>13/20 commencée</text:p>
            <text:p>13/20 terminée</text:p>
            <text:p>Epoch 13/20 | Train Loss: 0.2276 | Val Loss: 0.2579 | Val Acc: 0.9008</text:p>
            <text:p>14/20 commencée</text:p>
            <text:p>14/20 terminée</text:p>
            <text:p>Epoch 14/20 | Train Loss: 0.2265 | Val Loss: 0.2839 | Val Acc: 0.8896</text:p>
            <text:p>15/20 commencée</text:p>
            <text:p>15/20 terminée</text:p>
            <text:p>Epoch 15/20 | Train Loss: 0.2184 | Val Loss: 0.2636 | Val Acc: 0.8990</text:p>
            <text:p>16/20 commencée</text:p>
            <text:p>16/20 terminée</text:p>
            <text:p>Epoch 16/20 | Train Loss: 0.2220 | Val Loss: 0.2577 | Val Acc: 0.9064</text:p>
            <text:p>17/20 commencée</text:p>
            <text:p>17/20 terminée</text:p>
            <text:p>Epoch 17/20 | Train Loss: 0.2198 | Val Loss: 0.2813 | Val Acc: 0.8982</text:p>
            <text:p>18/20 commencée</text:p>
            <text:p>18/20 terminée</text:p>
            <text:p>Epoch 18/20 | Train Loss: 0.2217 | Val Loss: 0.2862 | Val Acc: 0.8896</text:p>
            <text:p>19/20 commencée</text:p>
            <text:p>19/20 terminée</text:p>
            <text:p>Epoch 19/20 | Train Loss: 0.2152 | Val Loss: 0.3145 | Val Acc: 0.8779</text:p>
            <text:p>20/20 commencée</text:p>
            <text:p>20/20 terminée</text:p>
            <text:p>Epoch 20/20 | Train Loss: 0.2192 | Val Loss: 0.2722 | Val Acc: 0.8999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ce37"/>
          <table:table-cell table:style-name="ce1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id4</text:p>
          </table:table-cell>
          <table:table-cell table:style-name="ce17" office:value-type="string" calcext:value-type="string">
            <text:p>"./DATASET V2V4 - autoencodé_split"</text:p>
          </table:table-cell>
          <table:table-cell table:style-name="ce24" office:value-type="string" calcext:value-type="string">
            <text:p>Freeze</text:p>
          </table:table-cell>
          <table:table-cell table:style-name="ce24" office:value-type="string" calcext:value-type="string">
            <text:p>Train</text:p>
          </table:table-cell>
          <table:table-cell table:style-name="ce17" office:value-type="string" calcext:value-type="string">
            <text:p>9h50</text:p>
          </table:table-cell>
          <table:table-cell table:style-name="ce24" office:value-type="string" calcext:value-type="string">
            <text:p>&gt;Début de l'entraînement</text:p>
            <text:p>1/20 commencée</text:p>
            <text:p>1/20 terminée</text:p>
            <text:p>Epoch 1/20 | Train Loss: 0.7675 | Val Loss: 0.6563 | Val Acc: 0.7385</text:p>
            <text:p>2/20 commencée</text:p>
            <text:p>2/20 terminée</text:p>
            <text:p>Epoch 2/20 | Train Loss: 0.6630 | Val Loss: 0.6176 | Val Acc: 0.7526</text:p>
            <text:p>3/20 commencée</text:p>
            <text:p>3/20 terminée</text:p>
            <text:p>Epoch 3/20 | Train Loss: 0.6322 | Val Loss: 0.6328 | Val Acc: 0.7505</text:p>
            <text:p>4/20 commencée</text:p>
            <text:p>4/20 terminée</text:p>
            <text:p>Epoch 4/20 | Train Loss: 0.6241 | Val Loss: 0.5844 | Val Acc: 0.7581</text:p>
            <text:p>5/20 commencée</text:p>
            <text:p>5/20 terminée</text:p>
            <text:p>Epoch 5/20 | Train Loss: 0.6116 | Val Loss: 0.5941 | Val Acc: 0.7570</text:p>
            <text:p>6/20 commencée</text:p>
            <text:p>6/20 terminée</text:p>
            <text:p>Epoch 6/20 | Train Loss: 0.5980 | Val Loss: 0.5829 | Val Acc: 0.7643</text:p>
            <text:p>7/20 commencée</text:p>
            <text:p>7/20 terminée</text:p>
            <text:p>Epoch 7/20 | Train Loss: 0.5976 | Val Loss: 0.5896 | Val Acc: 0.7646</text:p>
            <text:p>8/20 commencée</text:p>
            <text:p>8/20 terminée</text:p>
            <text:p>Epoch 8/20 | Train Loss: 0.5816 | Val Loss: 0.6002 | Val Acc: 0.7561</text:p>
            <text:p>9/20 commencée</text:p>
            <text:p>9/20 terminée</text:p>
            <text:p>Epoch 9/20 | Train Loss: 0.5902 | Val Loss: 0.6091 | Val Acc: 0.7526</text:p>
            <text:p>10/20 commencée</text:p>
            <text:p>10/20 terminée</text:p>
            <text:p>Epoch 10/20 | Train Loss: 0.5821 | Val Loss: 0.5858 | Val Acc: 0.7587</text:p>
            <text:p>11/20 commencée</text:p>
            <text:p>11/20 terminée</text:p>
            <text:p>Epoch 11/20 | Train Loss: 0.5776 | Val Loss: 0.5796 | Val Acc: 0.7599</text:p>
            <text:p>12/20 commencée</text:p>
            <text:p>12/20 terminée</text:p>
            <text:p>Epoch 12/20 | Train Loss: 0.5846 | Val Loss: 0.5963 | Val Acc: 0.7567</text:p>
            <text:p>13/20 commencée</text:p>
            <text:p>13/20 terminée</text:p>
            <text:p>Epoch 13/20 | Train Loss: 0.5723 | Val Loss: 0.5843 | Val Acc: 0.7576</text:p>
            <text:p>14/20 commencée</text:p>
            <text:p>14/20 terminée</text:p>
            <text:p>Epoch 14/20 | Train Loss: 0.5688 | Val Loss: 0.5948 | Val Acc: 0.7488</text:p>
            <text:p>15/20 commencée</text:p>
            <text:p>15/20 terminée</text:p>
            <text:p>Epoch 15/20 | Train Loss: 0.5711 | Val Loss: 0.6153 | Val Acc: 0.7391</text:p>
            <text:p>16/20 commencée</text:p>
            <text:p>16/20 terminée</text:p>
            <text:p>Epoch 16/20 | Train Loss: 0.5733 | Val Loss: 0.5939 | Val Acc: 0.7540</text:p>
            <text:p>17/20 commencée</text:p>
            <text:p>17/20 terminée</text:p>
            <text:p>Epoch 17/20 | Train Loss: 0.5547 | Val Loss: 0.5868 | Val Acc: 0.7573</text:p>
            <text:p>18/20 commencée</text:p>
            <text:p>18/20 terminée</text:p>
            <text:p>Epoch 18/20 | Train Loss: 0.5735 | Val Loss: 0.5916 | Val Acc: 0.7623</text:p>
            <text:p>19/20 commencée</text:p>
            <text:p>19/20 terminée</text:p>
            <text:p>Epoch 19/20 | Train Loss: 0.5624 | Val Loss: 0.5921 | Val Acc: 0.7617</text:p>
            <text:p>20/20 commencée</text:p>
            <text:p>20/20 terminée</text:p>
            <text:p>Epoch 20/20 | Train Loss: 0.5686 | Val Loss: 0.5939 | Val Acc: 0.7599</text:p>
          </table:table-cell>
          <table:table-cell table:style-name="ce37" office:value-type="percentage" office:value="0.76" calcext:value-type="percentage">
            <text:p>76%</text:p>
          </table:table-cell>
          <table:table-cell table:style-name="ce37"/>
          <table:table-cell table:style-name="ce1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2" office:value-type="string" calcext:value-type="string">
            <text:p>id5</text:p>
          </table:table-cell>
          <table:table-cell table:style-name="ce18" office:value-type="string" calcext:value-type="string">
            <text:p>DATASET V1V2 - équilibré_split</text:p>
          </table:table-cell>
          <table:table-cell table:style-name="ce25" office:value-type="string" calcext:value-type="string">
            <text:p>Freeze</text:p>
          </table:table-cell>
          <table:table-cell table:style-name="ce25" office:value-type="string" calcext:value-type="string">
            <text:p>Train</text:p>
          </table:table-cell>
          <table:table-cell table:style-name="ce19" office:value-type="string" calcext:value-type="string">
            <text:p>1h30</text:p>
          </table:table-cell>
          <table:table-cell table:style-name="ce25" office:value-type="string" calcext:value-type="string">
            <text:p>&gt;Début de l'entraînement</text:p>
            <text:p>1/20 commencée</text:p>
            <text:p>1/20 terminée</text:p>
            <text:p>Epoch 1/20 | Train Loss: 0.8262 | Val Loss: 0.5750 | Val Acc: 0.8138</text:p>
            <text:p>2/20 commencée</text:p>
            <text:p>2/20 terminée</text:p>
            <text:p>Epoch 2/20 | Train Loss: 0.5372 | Val Loss: 0.4657 | Val Acc: 0.8310</text:p>
            <text:p>3/20 commencée</text:p>
            <text:p>3/20 terminée</text:p>
            <text:p>Epoch 3/20 | Train Loss: 0.4530 | Val Loss: 0.4181 | Val Acc: 0.8545</text:p>
            <text:p>4/20 commencée</text:p>
            <text:p>4/20 terminée</text:p>
            <text:p>Epoch 4/20 | Train Loss: 0.4168 | Val Loss: 0.4041 | Val Acc: 0.8576</text:p>
            <text:p>5/20 commencée</text:p>
            <text:p>5/20 terminée</text:p>
            <text:p>Epoch 5/20 | Train Loss: 0.3845 | Val Loss: 0.3709 | Val Acc: 0.8685</text:p>
            <text:p>6/20 commencée</text:p>
            <text:p>6/20 terminée</text:p>
            <text:p>Epoch 6/20 | Train Loss: 0.3492 | Val Loss: 0.3509 | Val Acc: 0.8732</text:p>
            <text:p>7/20 commencée</text:p>
            <text:p>7/20 terminée</text:p>
            <text:p>Epoch 7/20 | Train Loss: 0.3372 | Val Loss: 0.3460 | Val Acc: 0.8701</text:p>
            <text:p>8/20 commencée</text:p>
            <text:p>8/20 terminée</text:p>
            <text:p>Epoch 8/20 | Train Loss: 0.3225 | Val Loss: 0.3489 | Val Acc: 0.8701</text:p>
            <text:p>9/20 commencée</text:p>
            <text:p>9/20 terminée</text:p>
            <text:p>Epoch 9/20 | Train Loss: 0.2999 | Val Loss: 0.3384 | Val Acc: 0.8936</text:p>
            <text:p>10/20 commencée</text:p>
            <text:p>10/20 terminée</text:p>
            <text:p>Epoch 10/20 | Train Loss: 0.2888 | Val Loss: 0.3392 | Val Acc: 0.8654</text:p>
            <text:p>11/20 commencée</text:p>
            <text:p>11/20 terminée</text:p>
            <text:p>Epoch 11/20 | Train Loss: 0.2804 | Val Loss: 0.3328 | Val Acc: 0.8795</text:p>
            <text:p>12/20 commencée</text:p>
            <text:p>12/20 terminée</text:p>
            <text:p>Epoch 12/20 | Train Loss: 0.2805 | Val Loss: 0.3472 | Val Acc: 0.8717</text:p>
            <text:p>13/20 commencée</text:p>
            <text:p>13/20 terminée</text:p>
            <text:p>Epoch 13/20 | Train Loss: 0.2884 | Val Loss: 0.3252 | Val Acc: 0.8764</text:p>
            <text:p>14/20 commencée</text:p>
            <text:p>14/20 terminée</text:p>
            <text:p>Epoch 14/20 | Train Loss: 0.2550 | Val Loss: 0.3191 | Val Acc: 0.8811</text:p>
            <text:p>15/20 commencée</text:p>
            <text:p>15/20 terminée</text:p>
            <text:p>Epoch 15/20 | Train Loss: 0.2524 | Val Loss: 0.3177 | Val Acc: 0.8795</text:p>
            <text:p>16/20 commencée</text:p>
            <text:p>16/20 terminée</text:p>
            <text:p>Epoch 16/20 | Train Loss: 0.2489 | Val Loss: 0.3134 | Val Acc: 0.8873</text:p>
            <text:p>17/20 commencée</text:p>
            <text:p>17/20 terminée</text:p>
            <text:p>Epoch 17/20 | Train Loss: 0.2462 | Val Loss: 0.3419 | Val Acc: 0.8811</text:p>
            <text:p>18/20 commencée</text:p>
            <text:p>18/20 terminée</text:p>
            <text:p>Epoch 18/20 | Train Loss: 0.2357 | Val Loss: 0.3110 | Val Acc: 0.8811</text:p>
            <text:p>19/20 commencée</text:p>
            <text:p>19/20 terminée</text:p>
            <text:p>Epoch 19/20 | Train Loss: 0.2206 | Val Loss: 0.3355 | Val Acc: 0.8764</text:p>
            <text:p>20/20 commencée</text:p>
            <text:p>20/20 terminée</text:p>
            <text:p>Epoch 20/20 | Train Loss: 0.2322 | Val Loss: 0.3808 | Val Acc: 0.8654</text:p>
          </table:table-cell>
          <table:table-cell table:style-name="ce38" office:value-type="percentage" office:value="0.89" calcext:value-type="percentage">
            <text:p>89%</text:p>
          </table:table-cell>
          <table:table-cell table:style-name="ce38"/>
          <table:table-cell table:style-name="ce1" table:number-columns-repeated="17"/>
          <table:table-cell table:number-columns-repeated="998"/>
        </table:table-row>
        <table:table-row table:style-name="ro2">
          <table:covered-table-cell table:style-name="ce4"/>
          <table:table-cell table:style-name="ce13" office:value-type="string" calcext:value-type="string">
            <text:p>id6</text:p>
          </table:table-cell>
          <table:table-cell table:style-name="ce19" office:value-type="string" calcext:value-type="string">
            <text:p>"DATASET V1V3 - masques_split"</text:p>
          </table:table-cell>
          <table:table-cell table:style-name="ce26" office:value-type="string" calcext:value-type="string">
            <text:p>Freeze</text:p>
          </table:table-cell>
          <table:table-cell table:style-name="ce26" office:value-type="string" calcext:value-type="string">
            <text:p>Train</text:p>
          </table:table-cell>
          <table:table-cell table:style-name="ce19" office:value-type="string" calcext:value-type="string">
            <text:p>1h40</text:p>
          </table:table-cell>
          <table:table-cell table:style-name="ce32" office:value-type="string" calcext:value-type="string">
            <text:p>&gt;Début de l'entraînement</text:p>
            <text:p>1/20 commencée</text:p>
            <text:p>1/20 terminée</text:p>
            <text:p>Epoch 1/20 | Train Loss: 0.8918 | Val Loss: 0.6889 | Val Acc: 0.7375</text:p>
            <text:p>2/20 commencée</text:p>
            <text:p>2/20 terminée</text:p>
            <text:p>Epoch 2/20 | Train Loss: 0.6464 | Val Loss: 0.6155 | Val Acc: 0.7609</text:p>
            <text:p>3/20 commencée</text:p>
            <text:p>3/20 terminée</text:p>
            <text:p>Epoch 3/20 | Train Loss: 0.5987 | Val Loss: 0.5679 | Val Acc: 0.7688</text:p>
            <text:p>4/20 commencée</text:p>
            <text:p>4/20 terminée</text:p>
            <text:p>Epoch 4/20 | Train Loss: 0.5371 | Val Loss: 0.5404 | Val Acc: 0.7844</text:p>
            <text:p>5/20 commencée</text:p>
            <text:p>5/20 terminée</text:p>
            <text:p>Epoch 5/20 | Train Loss: 0.5127 | Val Loss: 0.5361 | Val Acc: 0.7859</text:p>
            <text:p>6/20 commencée</text:p>
            <text:p>6/20 terminée</text:p>
            <text:p>Epoch 6/20 | Train Loss: 0.4988 | Val Loss: 0.5066 | Val Acc: 0.7984</text:p>
            <text:p>7/20 commencée</text:p>
            <text:p>7/20 terminée</text:p>
            <text:p>Epoch 7/20 | Train Loss: 0.4785 | Val Loss: 0.5277 | Val Acc: 0.7812</text:p>
            <text:p>8/20 commencée</text:p>
            <text:p>8/20 terminée</text:p>
            <text:p>Epoch 8/20 | Train Loss: 0.4649 | Val Loss: 0.5866 | Val Acc: 0.7578</text:p>
            <text:p>9/20 commencée</text:p>
            <text:p>9/20 terminée</text:p>
            <text:p>Epoch 9/20 | Train Loss: 0.4485 | Val Loss: 0.4910 | Val Acc: 0.8094</text:p>
            <text:p>10/20 commencée</text:p>
            <text:p>10/20 terminée</text:p>
            <text:p>Epoch 10/20 | Train Loss: 0.4331 | Val Loss: 0.4834 | Val Acc: 0.8094</text:p>
            <text:p>11/20 commencée</text:p>
            <text:p>11/20 terminée</text:p>
            <text:p>Epoch 11/20 | Train Loss: 0.4270 | Val Loss: 0.4862 | Val Acc: 0.8047</text:p>
            <text:p>12/20 commencée</text:p>
            <text:p>12/20 terminée</text:p>
            <text:p>Epoch 12/20 | Train Loss: 0.4310 | Val Loss: 0.5060 | Val Acc: 0.8047</text:p>
            <text:p>13/20 commencée</text:p>
            <text:p>13/20 terminée</text:p>
            <text:p>Epoch 13/20 | Train Loss: 0.4138 | Val Loss: 0.4828 | Val Acc: 0.8125</text:p>
            <text:p>14/20 commencée</text:p>
            <text:p>14/20 terminée</text:p>
            <text:p>Epoch 14/20 | Train Loss: 0.4008 | Val Loss: 0.5192 | Val Acc: 0.7844</text:p>
            <text:p>15/20 commencée</text:p>
            <text:p>15/20 terminée</text:p>
            <text:p>Epoch 15/20 | Train Loss: 0.3947 | Val Loss: 0.4931 | Val Acc: 0.8078</text:p>
            <text:p>16/20 commencée</text:p>
            <text:p>16/20 terminée</text:p>
            <text:p>Epoch 16/20 | Train Loss: 0.3944 | Val Loss: 0.4892 | Val Acc: 0.8000</text:p>
            <text:p>17/20 commencée</text:p>
            <text:p>17/20 terminée</text:p>
            <text:p>Epoch 17/20 | Train Loss: 0.3646 | Val Loss: 0.4754 | Val Acc: 0.8125</text:p>
            <text:p>18/20 commencée</text:p>
            <text:p>18/20 terminée</text:p>
            <text:p>Epoch 18/20 | Train Loss: 0.3708 | Val Loss: 0.4973 | Val Acc: 0.8016</text:p>
            <text:p>19/20 commencée</text:p>
            <text:p>19/20 terminée</text:p>
            <text:p>Epoch 19/20 | Train Loss: 0.3489 | Val Loss: 0.4825 | Val Acc: 0.8078</text:p>
            <text:p>20/20 commencée</text:p>
            <text:p>20/20 terminée</text:p>
            <text:p>Epoch 20/20 | Train Loss: 0.3682 | Val Loss: 0.4938 | Val Acc: 0.8031</text:p>
          </table:table-cell>
          <table:table-cell table:style-name="ce39" office:value-type="percentage" office:value="0.77" calcext:value-type="percentage">
            <text:p>77%</text:p>
          </table:table-cell>
          <table:table-cell table:style-name="ce39" office:value-type="percentage" office:value="0.7" calcext:value-type="percentage">
            <text:p>70%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" table:number-rows-spanned="7">
            <text:p>MobileNet</text:p>
          </table:table-cell>
          <table:table-cell table:style-name="ce14" office:value-type="string" calcext:value-type="string">
            <text:p>id1</text:p>
          </table:table-cell>
          <table:table-cell table:style-name="ce20" office:value-type="string" calcext:value-type="string">
            <text:p>DATASET V1V2 - équilibré_split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12mn</text:p>
          </table:table-cell>
          <table:table-cell table:style-name="ce30" office:value-type="string" calcext:value-type="string">
            <text:p>Found 2559 images belonging to 4 classes.</text:p>
            <text:p>Found 639 images belonging to 4 classes.</text:p>
            <text:p>Found 799 images belonging to 4 classes.</text:p>
            <text:p/>
            <text:p>Epoch 1/10</text:p>
            <text:p>160/160 ━━━━━━━━━━━━━━━━━━━━ 107s 642ms/step - accuracy: 0.3320 - loss: 1.5753 - val_accuracy: 0.6823 - val_loss: 0.8383</text:p>
            <text:p>Epoch 2/10</text:p>
            <text:p>160/160 ━━━━━━━━━━━━━━━━━━━━ 69s 432ms/step - accuracy: 0.6446 - loss: 0.9141 - val_accuracy: 0.7966 - val_loss: 0.5922</text:p>
            <text:p>Epoch 3/10</text:p>
            <text:p>160/160 ━━━━━━━━━━━━━━━━━━━━ 66s 415ms/step - accuracy: 0.6753 - loss: 0.7752 - val_accuracy: 0.8153 - val_loss: 0.5089</text:p>
            <text:p>Epoch 4/10</text:p>
            <text:p>160/160 ━━━━━━━━━━━━━━━━━━━━ 64s 402ms/step - accuracy: 0.7432 - loss: 0.6558 - val_accuracy: 0.8310 - val_loss: 0.4597</text:p>
            <text:p>Epoch 5/10</text:p>
            <text:p>160/160 ━━━━━━━━━━━━━━━━━━━━ 74s 461ms/step - accuracy: 0.7213 - loss: 0.6731 - val_accuracy: 0.8466 - val_loss: 0.4278</text:p>
            <text:p>Epoch 6/10</text:p>
            <text:p>160/160 ━━━━━━━━━━━━━━━━━━━━ 80s 501ms/step - accuracy: 0.7735 - loss: 0.5790 - val_accuracy: 0.8529 - val_loss: 0.3997</text:p>
            <text:p>Epoch 7/10</text:p>
            <text:p>160/160 ━━━━━━━━━━━━━━━━━━━━ 82s 511ms/step - accuracy: 0.8059 - loss: 0.5200 - val_accuracy: 0.8498 - val_loss: 0.3859</text:p>
            <text:p>Epoch 8/10</text:p>
            <text:p>160/160 ━━━━━━━━━━━━━━━━━━━━ 76s 471ms/step - accuracy: 0.8000 - loss: 0.4919 - val_accuracy: 0.8654 - val_loss: 0.3667</text:p>
            <text:p>Epoch 9/10</text:p>
            <text:p>160/160 ━━━━━━━━━━━━━━━━━━━━ 60s 378ms/step - accuracy: 0.8285 - loss: 0.4567 - val_accuracy: 0.8623 - val_loss: 0.3501</text:p>
            <text:p>Epoch 10/10</text:p>
            <text:p>160/160 ━━━━━━━━━━━━━━━━━━━━ 65s 408ms/step - accuracy: 0.8498 - loss: 0.4236 - val_accuracy: 0.8638 - val_loss: 0.3466</text:p>
          </table:table-cell>
          <table:table-cell table:style-name="ce40" office:value-type="percentage" office:value="0.88" calcext:value-type="percentage">
            <text:p>88%</text:p>
          </table:table-cell>
          <table:table-cell table:style-name="ce40" office:value-type="percentage" office:value="0.87" calcext:value-type="percentage">
            <text:p>87%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covered-table-cell table:style-name="ce3"/>
          <table:table-cell table:style-name="ce14" office:value-type="string" calcext:value-type="string">
            <text:p>id2</text:p>
          </table:table-cell>
          <table:table-cell table:style-name="ce21" office:value-type="string" calcext:value-type="string">
            <text:p>"DATASET V1V3 - masques_split"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16mn</text:p>
          </table:table-cell>
          <table:table-cell table:style-name="ce30" office:value-type="string" calcext:value-type="string">
            <text:p>Found 2559 images belonging to 4 classes.</text:p>
            <text:p>Found 640 images belonging to 4 classes.</text:p>
            <text:p>Found 800 images belonging to 4 classes.</text:p>
            <text:p/>
            <text:p>Epoch 1/10</text:p>
            <text:p>160/160 ━━━━━━━━━━━━━━━━━━━━ 110s 653ms/step - accuracy: 0.3663 - loss: 1.6048 - val_accuracy: 0.6703 - val_loss: 0.8387</text:p>
            <text:p>Epoch 2/10</text:p>
            <text:p>160/160 ━━━━━━━━━━━━━━━━━━━━ 57s 357ms/step - accuracy: 0.5781 - loss: 1.0150 - val_accuracy: 0.7250 - val_loss: 0.6898</text:p>
            <text:p>Epoch 3/10</text:p>
            <text:p>160/160 ━━━━━━━━━━━━━━━━━━━━ 54s 339ms/step - accuracy: 0.6656 - loss: 0.8449 - val_accuracy: 0.7500 - val_loss: 0.6512</text:p>
            <text:p>Epoch 4/10</text:p>
            <text:p>160/160 ━━━━━━━━━━━━━━━━━━━━ 54s 338ms/step - accuracy: 0.6746 - loss: 0.8002 - val_accuracy: 0.7625 - val_loss: 0.6083</text:p>
            <text:p>Epoch 5/10</text:p>
            <text:p>160/160 ━━━━━━━━━━━━━━━━━━━━ 56s 351ms/step - accuracy: 0.7063 - loss: 0.7277 - val_accuracy: 0.7859 - val_loss: 0.5681</text:p>
            <text:p>Epoch 6/10</text:p>
            <text:p>160/160 ━━━━━━━━━━━━━━━━━━━━ 66s 411ms/step - accuracy: 0.7368 - loss: 0.6476 - val_accuracy: 0.7828 - val_loss: 0.5515</text:p>
            <text:p>Epoch 7/10</text:p>
            <text:p>160/160 ━━━━━━━━━━━━━━━━━━━━ 67s 418ms/step - accuracy: 0.7306 - loss: 0.6626 - val_accuracy: 0.7953 - val_loss: 0.5410</text:p>
            <text:p>Epoch 8/10</text:p>
            <text:p>160/160 ━━━━━━━━━━━━━━━━━━━━ 68s 424ms/step - accuracy: 0.7615 - loss: 0.6120 - val_accuracy: 0.8094 - val_loss: 0.5177</text:p>
            <text:p>Epoch 9/10</text:p>
            <text:p>160/160 ━━━━━━━━━━━━━━━━━━━━ 66s 412ms/step - accuracy: 0.7731 - loss: 0.5784 - val_accuracy: 0.8078 - val_loss: 0.5127</text:p>
            <text:p>Epoch 10/10</text:p>
            <text:p>160/160 ━━━━━━━━━━━━━━━━━━━━ 71s 443ms/step - accuracy: 0.7918 - loss: 0.5266 - val_accuracy: 0.8156 - val_loss: 0.4834</text:p>
          </table:table-cell>
          <table:table-cell table:style-name="ce30" office:value-type="string" calcext:value-type="string">
            <text:p>81%%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covered-table-cell table:style-name="ce3"/>
          <table:table-cell table:style-name="ce14" office:value-type="string" calcext:value-type="string">
            <text:p>id3</text:p>
          </table:table-cell>
          <table:table-cell table:style-name="ce22" office:value-type="string" calcext:value-type="string">
            <text:p>./DATASET V2V2  - équilibré -augmenté_split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TBC</text:p>
          </table:table-cell>
          <table:table-cell table:style-name="ce33" office:value-type="string" calcext:value-type="string">
            <text:p>Found 15597 images belonging to 4 classes.</text:p>
            <text:p>Found 3599 images belonging to 4 classes.</text:p>
            <text:p>Found 4804 images belonging to 4 classes.</text:p>
            <text:p>Epoch 1/10</text:p>
            <text:p>975/975 ━━━━━━━━━━━━━━━━━━━━ 605s 616ms/step - accuracy: 0.5572 - loss: 1.1045 - val_accuracy: 0.8652 - val_loss: 0.3641</text:p>
            <text:p>Epoch 2/10</text:p>
            <text:p>975/975 ━━━━━━━━━━━━━━━━━━━━ 401s 411ms/step - accuracy: 0.8177 - loss: 0.4839 - val_accuracy: 0.8852 - val_loss: 0.2842</text:p>
            <text:p>Epoch 3/10</text:p>
            <text:p>975/975 ━━━━━━━━━━━━━━━━━━━━ 315s 323ms/step - accuracy: 0.8562 - loss: 0.3901 - val_accuracy: 0.9066 - val_loss: 0.2462</text:p>
            <text:p>Epoch 4/10</text:p>
            <text:p>975/975 ━━━━━━━━━━━━━━━━━━━━ 349s 358ms/step - accuracy: 0.8731 - loss: 0.3431 - val_accuracy: 0.9178 - val_loss: 0.2142</text:p>
            <text:p>Epoch 5/10</text:p>
            <text:p>975/975 ━━━━━━━━━━━━━━━━━━━━ 652s 669ms/step - accuracy: 0.8898 - loss: 0.2999 - val_accuracy: 0.9150 - val_loss: 0.2080</text:p>
            <text:p>Epoch 6/10</text:p>
            <text:p>975/975 ━━━━━━━━━━━━━━━━━━━━ 368s 377ms/step - accuracy: 0.8957 - loss: 0.2862 - val_accuracy: 0.9186 - val_loss: 0.2000</text:p>
            <text:p>Epoch 7/10</text:p>
            <text:p>975/975 ━━━━━━━━━━━━━━━━━━━━ 402s 412ms/step - accuracy: 0.9010 - loss: 0.2641 - val_accuracy: 0.9286 - val_loss: 0.1841</text:p>
            <text:p>Epoch 8/10</text:p>
            <text:p>975/975 ━━━━━━━━━━━━━━━━━━━━ 394s 404ms/step - accuracy: 0.9107 - loss: 0.2478 - val_accuracy: 0.9258 - val_loss: 0.1921</text:p>
            <text:p>Epoch 9/10</text:p>
            <text:p>975/975 ━━━━━━━━━━━━━━━━━━━━ 364s 373ms/step - accuracy: 0.9173 - loss: 0.2242 - val_accuracy: 0.9261 - val_loss: 0.1937</text:p>
            <text:p>Epoch 10/10</text:p>
            <text:p>975/975 ━━━━━━━━━━━━━━━━━━━━ 371s 381ms/step - accuracy: 0.9146 - loss: 0.2306 - val_accuracy: 0.9289 - val_loss: 0.1764</text:p>
          </table:table-cell>
          <table:table-cell table:style-name="ce41" office:value-type="percentage" office:value="0.94" calcext:value-type="percentage">
            <text:p>94%</text:p>
          </table:table-cell>
          <table:table-cell table:style-name="ce41" office:value-type="percentage" office:value="0.93" calcext:value-type="percentage">
            <text:p>93%</text:p>
          </table:table-cell>
          <table:table-cell table:style-name="ce43" office:value-type="string" calcext:value-type="string">
            <text:p>poid COVID 1 vs 1</text:p>
          </table:table-cell>
          <table:table-cell table:style-name="ce44" office:value-type="string" calcext:value-type="string">
            <text:p>Test Accuracy: 0.9294</text:p>
            <text:p>Test Recall (macro): 0.9294</text:p>
            <text:p>Test Classification Report:</text:p>
            <text:p>                 precision    recall  f1-score   support</text:p>
            <text:p/>
            <text:p>          COVID       0.99      0.90      0.94      1201</text:p>
            <text:p>   Lung_Opacity       0.93      0.89      0.91      1201</text:p>
            <text:p>         Normal       0.83      0.96      0.89      1201</text:p>
            <text:p>Viral Pneumonia       1.00      0.97      0.98      1201</text:p>
            <text:p/>
            <text:p>       accuracy                           0.93      4804</text:p>
            <text:p>      macro avg       0.94      0.93      0.93      4804</text:p>
            <text:p>   weighted avg       0.94      0.93      0.93      4804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style-name="ce3"/>
          <table:table-cell table:style-name="ce15" office:value-type="string" calcext:value-type="string">
            <text:p>id4</text:p>
          </table:table-cell>
          <table:table-cell table:style-name="ce22" office:value-type="string" calcext:value-type="string">
            <text:p>./DATASET V2V2  - équilibré -augmenté_split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1h30</text:p>
          </table:table-cell>
          <table:table-cell table:style-name="ce33" office:value-type="string" calcext:value-type="string">
            <text:p>Epoch 1/10</text:p>
            <text:p>975/975 ━━━━━━━━━━━━━━━━━━━━ 497s 506ms/step - accuracy: 0.5413 - loss: 1.3399 - val_accuracy: 0.8783 - val_loss: 0.3499</text:p>
            <text:p>Epoch 2/10</text:p>
            <text:p>975/975 ━━━━━━━━━━━━━━━━━━━━ 401s 411ms/step - accuracy: 0.7996 - loss: 0.6199 - val_accuracy: 0.8972 - val_loss: 0.2818</text:p>
            <text:p>Epoch 3/10</text:p>
            <text:p>975/975 ━━━━━━━━━━━━━━━━━━━━ 330s 338ms/step - accuracy: 0.8613 - loss: 0.4595 - val_accuracy: 0.9147 - val_loss: 0.2315</text:p>
            <text:p>Epoch 4/10</text:p>
            <text:p>975/975 ━━━━━━━━━━━━━━━━━━━━ 268s 275ms/step - accuracy: 0.8705 - loss: 0.4140 - val_accuracy: 0.9205 - val_loss: 0.2118</text:p>
            <text:p>Epoch 5/10</text:p>
            <text:p>975/975 ━━━━━━━━━━━━━━━━━━━━ 385s 395ms/step - accuracy: 0.8819 - loss: 0.3686 - val_accuracy: 0.9233 - val_loss: 0.2032</text:p>
            <text:p>Epoch 6/10</text:p>
            <text:p>975/975 ━━━━━━━━━━━━━━━━━━━━ 381s 391ms/step - accuracy: 0.8990 - loss: 0.3260 - val_accuracy: 0.9272 - val_loss: 0.1929</text:p>
            <text:p>Epoch 7/10</text:p>
            <text:p>975/975 ━━━━━━━━━━━━━━━━━━━━ 373s 383ms/step - accuracy: 0.9018 - loss: 0.3186 - val_accuracy: 0.9291 - val_loss: 0.1874</text:p>
            <text:p>Epoch 8/10</text:p>
            <text:p>975/975 ━━━━━━━━━━━━━━━━━━━━ 374s 383ms/step - accuracy: 0.9118 - loss: 0.2759 - val_accuracy: 0.9366 - val_loss: 0.1726</text:p>
            <text:p>Epoch 9/10</text:p>
            <text:p>975/975 ━━━━━━━━━━━━━━━━━━━━ 369s 379ms/step - accuracy: 0.9160 - loss: 0.2747 - val_accuracy: 0.9333 - val_loss: 0.1706</text:p>
            <text:p>Epoch 10/10</text:p>
            <text:p>975/975 ━━━━━━━━━━━━━━━━━━━━ 369s 378ms/step - accuracy: 0.9151 - loss: 0.2685 - val_accuracy: 0.9233 - val_loss: 0.1966</text:p>
          </table:table-cell>
          <table:table-cell table:number-columns-repeated="2" table:style-name="ce41" office:value-type="percentage" office:value="0.94" calcext:value-type="percentage">
            <text:p>94%</text:p>
          </table:table-cell>
          <table:table-cell table:style-name="ce43" office:value-type="string" calcext:value-type="string">
            <text:p>poid COVID 2 vs 1</text:p>
          </table:table-cell>
          <table:table-cell table:style-name="ce44" office:value-type="string" calcext:value-type="string">
            <text:p>Test Accuracy: 0.9407</text:p>
            <text:p>Test Recall (macro): 0.9407</text:p>
            <text:p>Test Classification Report:</text:p>
            <text:p>                 precision    recall  f1-score   support</text:p>
            <text:p/>
            <text:p>          COVID       0.99      0.93      0.96      1201</text:p>
            <text:p>   Lung_Opacity       0.93      0.91      0.92      1201</text:p>
            <text:p>         Normal       0.86      0.95      0.90      1201</text:p>
            <text:p>Viral Pneumonia       1.00      0.98      0.99      1201</text:p>
            <text:p/>
            <text:p>       accuracy                           0.94      4804</text:p>
            <text:p>      macro avg       0.94      0.94      0.94      4804</text:p>
            <text:p>   weighted avg       0.94      0.94      0.94      4804</text:p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style-name="ce3"/>
          <table:table-cell table:style-name="ce15" office:value-type="string" calcext:value-type="string">
            <text:p>id5</text:p>
          </table:table-cell>
          <table:table-cell table:style-name="ce22" office:value-type="string" calcext:value-type="string">
            <text:p>./DATASET V2V2  - équilibré -augmenté_split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1h30</text:p>
          </table:table-cell>
          <table:table-cell table:style-name="ce33" office:value-type="string" calcext:value-type="string">
            <text:p>Epoch 1/10</text:p>
            <text:p>975/975 ━━━━━━━━━━━━━━━━━━━━ 431s 436ms/step - accuracy: 0.4856 - loss: 1.8064 - val_accuracy: 0.8630 - val_loss: 0.3678</text:p>
            <text:p>Epoch 2/10</text:p>
            <text:p>975/975 ━━━━━━━━━━━━━━━━━━━━ 422s 433ms/step - accuracy: 0.7904 - loss: 0.7043 - val_accuracy: 0.8939 - val_loss: 0.2921</text:p>
            <text:p>Epoch 3/10</text:p>
            <text:p>975/975 ━━━━━━━━━━━━━━━━━━━━ 1784s 2s/step - accuracy: 0.8321 - loss: 0.5751 - val_accuracy: 0.9125 - val_loss: 0.2405</text:p>
            <text:p>Epoch 4/10</text:p>
            <text:p>975/975 ━━━━━━━━━━━━━━━━━━━━ 727s 746ms/step - accuracy: 0.8519 - loss: 0.4939 - val_accuracy: 0.9191 - val_loss: 0.2206</text:p>
            <text:p>Epoch 5/10</text:p>
            <text:p>975/975 ━━━━━━━━━━━━━━━━━━━━ 789s 810ms/step - accuracy: 0.8801 - loss: 0.4117 - val_accuracy: 0.9275 - val_loss: 0.1995</text:p>
            <text:p>Epoch 6/10</text:p>
            <text:p>975/975 ━━━━━━━━━━━━━━━━━━━━ 1042s 1s/step - accuracy: 0.8807 - loss: 0.4000 - val_accuracy: 0.9328 - val_loss: 0.1848</text:p>
            <text:p>Epoch 7/10</text:p>
            <text:p>975/975 ━━━━━━━━━━━━━━━━━━━━ 588s 603ms/step - accuracy: 0.8920 - loss: 0.3711 - val_accuracy: 0.9369 - val_loss: 0.1766</text:p>
            <text:p>Epoch 8/10</text:p>
            <text:p>975/975 ━━━━━━━━━━━━━━━━━━━━ 775s 796ms/step - accuracy: 0.8983 - loss: 0.3379 - val_accuracy: 0.9350 - val_loss: 0.1737</text:p>
            <text:p>Epoch 9/10</text:p>
            <text:p>975/975 ━━━━━━━━━━━━━━━━━━━━ 348s 357ms/step - accuracy: 0.9086 - loss: 0.3066 - val_accuracy: 0.9408 - val_loss: 0.1642</text:p>
            <text:p>Epoch 10/10</text:p>
            <text:p>975/975 ━━━━━━━━━━━━━━━━━━━━ 310s 318ms/step - accuracy: 0.9091 - loss: 0.3064 - val_accuracy: 0.9394 - val_loss: 0.1590</text:p>
          </table:table-cell>
          <table:table-cell table:number-columns-repeated="2" table:style-name="ce41" office:value-type="percentage" office:value="0.94" calcext:value-type="percentage">
            <text:p>94%</text:p>
          </table:table-cell>
          <table:table-cell table:style-name="ce43" office:value-type="string" calcext:value-type="string">
            <text:p>poid COVID 3 vs 1</text:p>
          </table:table-cell>
          <table:table-cell table:style-name="ce44" office:value-type="string" calcext:value-type="string">
            <text:p>Test Accuracy: 0.9367</text:p>
            <text:p>Test Recall (macro): 0.9367</text:p>
            <text:p>Test Classification Report:</text:p>
            <text:p>                 precision    recall  f1-score   support</text:p>
            <text:p/>
            <text:p>          COVID       0.97      0.94      0.96      1201</text:p>
            <text:p>   Lung_Opacity       0.93      0.90      0.91      1201</text:p>
            <text:p>         Normal       0.86      0.94      0.90      1201</text:p>
            <text:p>Viral Pneumonia       1.00      0.97      0.98      1201</text:p>
            <text:p/>
            <text:p>       accuracy                           0.94      4804</text:p>
            <text:p>      macro avg       0.94      0.94      0.94      4804</text:p>
            <text:p>   weighted avg       0.94      0.94      0.94      4804</text:p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covered-table-cell table:style-name="ce3"/>
          <table:table-cell table:style-name="ce15" office:value-type="string" calcext:value-type="string">
            <text:p>id6</text:p>
          </table:table-cell>
          <table:table-cell table:style-name="ce22" office:value-type="string" calcext:value-type="string">
            <text:p>"./DATASET V2V3 - filtré Laplacien_split"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TBC</text:p>
          </table:table-cell>
          <table:table-cell table:style-name="ce33" office:value-type="string" calcext:value-type="string">
            <text:p>Found 14773 images belonging to 4 classes.</text:p>
            <text:p>Found 3407 images belonging to 4 classes.</text:p>
            <text:p>Found 4551 images belonging to 4 classes.</text:p>
            <text:p/>
            <text:p>Epoch 1/10</text:p>
            <text:p>924/924 ━━━━━━━━━━━━━━━━━━━━ 620s 663ms/step - accuracy: 0.5874 - loss: 1.0303 - val_accuracy: 0.8503 - val_loss: 0.4001</text:p>
            <text:p>Epoch 2/10</text:p>
            <text:p>924/924 ━━━━━━━━━━━━━━━━━━━━ 412s 445ms/step - accuracy: 0.8183 - loss: 0.4901 - val_accuracy: 0.8805 - val_loss: 0.3219</text:p>
            <text:p>Epoch 3/10</text:p>
            <text:p>924/924 ━━━━━━━━━━━━━━━━━━━━ 358s 387ms/step - accuracy: 0.8597 - loss: 0.3795 - val_accuracy: 0.8914 - val_loss: 0.2898</text:p>
            <text:p>Epoch 4/10</text:p>
            <text:p>924/924 ━━━━━━━━━━━━━━━━━━━━ 357s 387ms/step - accuracy: 0.8756 - loss: 0.3399 - val_accuracy: 0.9070 - val_loss: 0.2516</text:p>
            <text:p>Epoch 5/10</text:p>
            <text:p>924/924 ━━━━━━━━━━━━━━━━━━━━ 346s 375ms/step - accuracy: 0.8840 - loss: 0.3182 - val_accuracy: 0.9090 - val_loss: 0.2578</text:p>
            <text:p>Epoch 6/10</text:p>
            <text:p>924/924 ━━━━━━━━━━━━━━━━━━━━ 349s 378ms/step - accuracy: 0.9009 - loss: 0.2758 - val_accuracy: 0.9190 - val_loss: 0.2285</text:p>
            <text:p>Epoch 7/10</text:p>
            <text:p>924/924 ━━━━━━━━━━━━━━━━━━━━ 347s 375ms/step - accuracy: 0.9081 - loss: 0.2554 - val_accuracy: 0.9131 - val_loss: 0.2439</text:p>
            <text:p>Epoch 8/10</text:p>
            <text:p>924/924 ━━━━━━━━━━━━━━━━━━━━ 351s 380ms/step - accuracy: 0.9154 - loss: 0.2416 - val_accuracy: 0.9163 - val_loss: 0.2263</text:p>
            <text:p>Epoch 9/10</text:p>
            <text:p>924/924 ━━━━━━━━━━━━━━━━━━━━ 348s 377ms/step - accuracy: 0.9169 - loss: 0.2275 - val_accuracy: 0.9228 - val_loss: 0.2139</text:p>
            <text:p>Epoch 10/10</text:p>
            <text:p>924/924 ━━━━━━━━━━━━━━━━━━━━ 347s 375ms/step - accuracy: 0.9204 - loss: 0.2163 - val_accuracy: 0.9222 - val_loss: 0.2159</text:p>
          </table:table-cell>
          <table:table-cell table:number-columns-repeated="2" table:style-name="ce42" office:value-type="percentage" office:value="0.93" calcext:value-type="percentage">
            <text:p>93%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covered-table-cell table:style-name="ce4"/>
          <table:table-cell table:style-name="ce16" office:value-type="string" calcext:value-type="string">
            <text:p>id7</text:p>
          </table:table-cell>
          <table:table-cell table:style-name="ce22" office:value-type="string" calcext:value-type="string">
            <text:p>"./DATASET V2V4 - autoencodé_split"</text:p>
          </table:table-cell>
          <table:table-cell table:style-name="ce27" office:value-type="string" calcext:value-type="string">
            <text:p>30 couche trained</text:p>
          </table:table-cell>
          <table:table-cell table:style-name="ce27" office:value-type="string" calcext:value-type="string">
            <text:p>No top layer from mobile Net. </text:p>
            <text:p/>
            <text:p>GlobalAveragePooling2D : réduit les dimensions spatiales tout en conservant l'information.</text:p>
            <text:p/>
            <text:p>Dense(256, relu) : couche dense avec 256 neurones pour apprendre des combinaisons non linéaires.</text:p>
            <text:p/>
            <text:p>Dropout(0.5) : réduit le surapprentissage en désactivant aléatoirement 50 % des neurones.</text:p>
            <text:p/>
            <text:p>Dense(nb_classes, softmax) : couche de sortie pour la classification multi-classes.</text:p>
            <text:p/>
            <text:p/>
          </table:table-cell>
          <table:table-cell table:style-name="ce30" office:value-type="string" calcext:value-type="string">
            <text:p>TBC</text:p>
          </table:table-cell>
          <table:table-cell table:style-name="ce30" office:value-type="string" calcext:value-type="string">
            <text:p>Found 14773 images belonging to 4 classes.</text:p>
            <text:p>Found 3407 images belonging to 4 classes.</text:p>
            <text:p>Found 4551 images belonging to 4 classes.</text:p>
            <text:p/>
            <text:p>Epoch 1/10</text:p>
            <text:p>924/924 ━━━━━━━━━━━━━━━━━━━━ 631s 677ms/step - accuracy: 0.4845 - loss: 1.2919 - val_accuracy: 0.7326 - val_loss: 0.6519</text:p>
            <text:p>Epoch 2/10</text:p>
            <text:p>924/924 ━━━━━━━━━━━━━━━━━━━━ 412s 445ms/step - accuracy: 0.6740 - loss: 0.8106 - val_accuracy: 0.7505 - val_loss: 0.6210</text:p>
            <text:p>Epoch 3/10</text:p>
            <text:p>924/924 ━━━━━━━━━━━━━━━━━━━━ 374s 405ms/step - accuracy: 0.6992 - loss: 0.7407 - val_accuracy: 0.7523 - val_loss: 0.5929</text:p>
            <text:p>Epoch 4/10</text:p>
            <text:p>924/924 ━━━━━━━━━━━━━━━━━━━━ 349s 377ms/step - accuracy: 0.7066 - loss: 0.7048 - val_accuracy: 0.7573 - val_loss: 0.5860</text:p>
            <text:p>Epoch 5/10</text:p>
            <text:p>924/924 ━━━━━━━━━━━━━━━━━━━━ 350s 378ms/step - accuracy: 0.7263 - loss: 0.6783 - val_accuracy: 0.7687 - val_loss: 0.5600</text:p>
            <text:p>Epoch 6/10</text:p>
            <text:p>924/924 ━━━━━━━━━━━━━━━━━━━━ 342s 370ms/step - accuracy: 0.7374 - loss: 0.6471 - val_accuracy: 0.7637 - val_loss: 0.5668</text:p>
            <text:p>Epoch 7/10</text:p>
            <text:p>924/924 ━━━━━━━━━━━━━━━━━━━━ 341s 369ms/step - accuracy: 0.7404 - loss: 0.6391 - val_accuracy: 0.7684 - val_loss: 0.5537</text:p>
            <text:p>Epoch 8/10</text:p>
            <text:p>924/924 ━━━━━━━━━━━━━━━━━━━━ 335s 362ms/step - accuracy: 0.7479 - loss: 0.6138 - val_accuracy: 0.7784 - val_loss: 0.5382</text:p>
            <text:p>Epoch 9/10</text:p>
            <text:p>924/924 ━━━━━━━━━━━━━━━━━━━━ 361s 390ms/step - accuracy: 0.7515 - loss: 0.6092 - val_accuracy: 0.7813 - val_loss: 0.5288</text:p>
            <text:p>Epoch 10/10</text:p>
            <text:p>924/924 ━━━━━━━━━━━━━━━━━━━━ 380s 411ms/step - accuracy: 0.7485 - loss: 0.6178 - val_accuracy: 0.7816 - val_loss: 0.5291</text:p>
          </table:table-cell>
          <table:table-cell table:style-name="ce42" office:value-type="percentage" office:value="0.79" calcext:value-type="percentage">
            <text:p>79%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127">
            <text:p>ResNet50_V2</text:p>
          </table:table-cell>
          <table:table-cell table:style-name="ce6" office:value-type="string" calcext:value-type="string" table:number-columns-spanned="1" table:number-rows-spanned="26">
            <text:p>id1</text:p>
          </table:table-cell>
          <table:table-cell table:style-name="ce6" office:value-type="string" calcext:value-type="string" table:number-columns-spanned="1" table:number-rows-spanned="26">
            <text:p>"DATASET V1V3 - masques_split"</text:p>
          </table:table-cell>
          <table:table-cell table:style-name="ce6" office:value-type="string" calcext:value-type="string" table:number-columns-spanned="1" table:number-rows-spanned="26">
            <text:p>15 layers trained</text:p>
          </table:table-cell>
          <table:table-cell table:style-name="ce28" office:value-type="string" calcext:value-type="string" table:number-columns-spanned="1" table:number-rows-spanned="26">
            <text:p>No top layers from base_model</text:p>
            <text:p>Fine-Tuning : 15 last layers</text:p>
            <text:p/>
            <text:p>GlobalAveragePooling2D()</text:p>
            <text:p>Dropout(0.2)</text:p>
            <text:p>Flatten()</text:p>
            <text:p>Dense(1024, activation = 'relu')</text:p>
            <text:p>Dropout(rate = 0.2)</text:p>
            <text:p>Dense(512, activation = 'relu')</text:p>
            <text:p>Dropout(rate = 0.2)</text:p>
            <text:p>outputs = Dense(4, activation='softmax')</text:p>
          </table:table-cell>
          <table:table-cell table:style-name="ce6" office:value-type="string" calcext:value-type="string" table:number-columns-spanned="1" table:number-rows-spanned="26">
            <text:p>18min35s</text:p>
          </table:table-cell>
          <table:table-cell table:style-name="ce28" office:value-type="string" calcext:value-type="string" table:number-columns-spanned="1" table:number-rows-spanned="26">
            <text:p>Found 2559 files belonging to 4 classes.</text:p>
            <text:p>Found 640 files belonging to 4 classes.</text:p>
            <text:p>Found 800 files belonging to 4 classes.</text:p>
            <text:p>Epoch 1/10</text:p>
            <text:p>#[1m40/40#[0m #[32m━━━━━━━━━━━━━━━━━━━━#[0m#[37m#[0m #[1m153s#[0m 4s/step - accuracy: 0.4712 - loss: 1.1813 - val_accuracy: 0.3484 - val_loss: 3.7740 - learning_rate: 0.0010</text:p>
            <text:p>Epoch 2/10</text:p>
            <text:p>#[1m40/40#[0m #[32m━━━━━━━━━━━━━━━━━━━━#[0m#[37m#[0m #[1m151s#[0m 4s/step - accuracy: 0.6945 - loss: 0.7107 - val_accuracy: 0.5156 - val_loss: 2.9616 - learning_rate: 0.0010</text:p>
            <text:p>Epoch 3/10</text:p>
            <text:p>#[1m40/40#[0m #[32m━━━━━━━━━━━━━━━━━━━━#[0m#[37m#[0m #[1m137s#[0m 3s/step - accuracy: 0.7209 - loss: 0.6245 - val_accuracy: 0.6875 - val_loss: 0.7981 - learning_rate: 0.0010</text:p>
            <text:p>Epoch 4/10</text:p>
            <text:p>#[1m40/40#[0m #[32m━━━━━━━━━━━━━━━━━━━━#[0m#[37m#[0m #[1m134s#[0m 3s/step - accuracy: 0.7761 - loss: 0.5388 - val_accuracy: 0.5359 - val_loss: 1.6239 - learning_rate: 0.0010</text:p>
            <text:p>Epoch 5/10</text:p>
            <text:p>#[1m40/40#[0m #[32m━━━━━━━━━━━━━━━━━━━━#[0m#[37m#[0m #[1m130s#[0m 3s/step - accuracy: 0.7816 - loss: 0.5350 - val_accuracy: 0.5703 - val_loss: 1.6157 - learning_rate: 0.0010</text:p>
            <text:p>Epoch 6/10</text:p>
            <text:p>#[1m40/40#[0m #[32m━━━━━━━━━━━━━━━━━━━━#[0m#[37m#[0m #[1m0s#[0m 3s/step - accuracy: 0.8219 - loss: 0.4526</text:p>
            <text:p>Epoch 6: ReduceLROnPlateau reducing learning rate to 0.00010000000474974513.</text:p>
            <text:p>#[1m40/40#[0m #[32m━━━━━━━━━━━━━━━━━━━━#[0m#[37m#[0m #[1m132s#[0m 3s/step - accuracy: 0.8219 - loss: 0.4523 - val_accuracy: 0.6234 - val_loss: 2.3868 - learning_rate: 0.0010</text:p>
            <text:p>Epoch 7/10</text:p>
            <text:p>#[1m40/40#[0m #[32m━━━━━━━━━━━━━━━━━━━━#[0m#[37m#[0m #[1m137s#[0m 3s/step - accuracy: 0.8762 - loss: 0.3491 - val_accuracy: 0.7375 - val_loss: 0.8832 - learning_rate: 1.0000e-04</text:p>
            <text:p>Epoch 8/10</text:p>
            <text:p>#[1m40/40#[0m #[32m━━━━━━━━━━━━━━━━━━━━#[0m#[37m#[0m #[1m141s#[0m 4s/step - accuracy: 0.9083 - loss: 0.2472 - val_accuracy: 0.7094 - val_loss: 1.0231 - learning_rate: 1.0000e-04</text:p>
            <text:p>Epoch 8: early stopping</text:p>
            <text:p>Restoring model weights from the end of the best epoch: 3.</text:p>
          </table:table-cell>
          <table:table-cell table:style-name="ce6" office:value-type="string" calcext:value-type="string" table:number-columns-spanned="1" table:number-rows-spanned="26">
            <text:p>70 %</text:p>
          </table:table-cell>
          <table:table-cell table:style-name="ce6" office:value-type="string" calcext:value-type="string" table:number-columns-spanned="1" table:number-rows-spanned="26">
            <text:p>68 %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1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1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1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1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1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7"/>
          <table:covered-table-cell table:number-columns-repeated="8" table:style-name="ce8"/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49">
            <text:p>id2</text:p>
          </table:table-cell>
          <table:table-cell table:style-name="ce6" office:value-type="string" calcext:value-type="string" table:number-columns-spanned="1" table:number-rows-spanned="49">
            <text:p>"DATASET V2V2 <text:s/>- balanced -augmented_split"</text:p>
          </table:table-cell>
          <table:table-cell table:style-name="ce6" office:value-type="string" calcext:value-type="string" table:number-columns-spanned="1" table:number-rows-spanned="49">
            <text:p>15 layers trained</text:p>
          </table:table-cell>
          <table:table-cell table:style-name="ce28" office:value-type="string" calcext:value-type="string" table:number-columns-spanned="1" table:number-rows-spanned="49">
            <text:p>No top layers from base_model</text:p>
            <text:p>Fine-Tuning : 15 last layers</text:p>
            <text:p/>
            <text:p>GlobalAveragePooling2D()</text:p>
            <text:p>Dropout(0.2)</text:p>
            <text:p>Flatten()</text:p>
            <text:p>Dense(1024, activation = 'relu')</text:p>
            <text:p>Dropout(rate = 0.2)</text:p>
            <text:p>Dense(512, activation = 'relu')</text:p>
            <text:p>Dropout(rate = 0.2)</text:p>
            <text:p>outputs = Dense(4, activation='softmax')</text:p>
          </table:table-cell>
          <table:table-cell table:style-name="ce6" office:value-type="string" calcext:value-type="string" table:number-columns-spanned="1" table:number-rows-spanned="49">
            <text:p>2h29min25s</text:p>
          </table:table-cell>
          <table:table-cell table:style-name="ce28" office:value-type="string" calcext:value-type="string" table:number-columns-spanned="1" table:number-rows-spanned="49">
            <text:p>Found 14773 files belonging to 4 classes.</text:p>
            <text:p>Found 3407 files belonging to 4 classes.</text:p>
            <text:p>Found 4551 files belonging to 4 classes. </text:p>
            <text:p>Epoch 1/10</text:p>
            <text:p>244/244 ━━━━━━━━━━━━━━━━━━━━ 903s 4s/step - accuracy: 0.8534 - loss: 0.3831 - val_accuracy: 0.4065 - val_loss: 7.9921 - learning_rate: 0.0010</text:p>
            <text:p>Epoch 2/10</text:p>
            <text:p>244/244 ━━━━━━━━━━━━━━━━━━━━ 900s 4s/step - accuracy: 0.8679 - loss: 0.3451 - val_accuracy: 0.7713 - val_loss: 0.5809 - learning_rate: 0.0010</text:p>
            <text:p>Epoch 3/10</text:p>
            <text:p>244/244 ━━━━━━━━━━━━━━━━━━━━ 871s 4s/step - accuracy: 0.8792 - loss: 0.3165 - val_accuracy: 0.4846 - val_loss: 3.9413 - learning_rate: 0.0010</text:p>
            <text:p>Epoch 4/10</text:p>
            <text:p>244/244 ━━━━━━━━━━━━━━━━━━━━ 928s 4s/step - accuracy: 0.8877 - loss: 0.2926 - val_accuracy: 0.6149 - val_loss: 2.1249 - learning_rate: 0.0010</text:p>
            <text:p>Epoch 5/10</text:p>
            <text:p>244/244 ━━━━━━━━━━━━━━━━━━━━ 0s 3s/step - accuracy: 0.8936 - loss: 0.2820</text:p>
            <text:p>Epoch 5: ReduceLROnPlateau reducing learning rate to 0.00010000000474974513.</text:p>
            <text:p>244/244 ━━━━━━━━━━━━━━━━━━━━ 934s 4s/step - accuracy: 0.8936 - loss: 0.2820 - val_accuracy: 0.5304 - val_loss: 3.8173 - learning_rate: 0.0010</text:p>
            <text:p>Epoch 6/10</text:p>
            <text:p>244/244 ━━━━━━━━━━━━━━━━━━━━ 930s 4s/step - accuracy: 0.9148 - loss: 0.2207 - val_accuracy: 0.9025 - val_loss: 0.2719 - learning_rate: 1.0000e-04</text:p>
            <text:p>Epoch 7/10</text:p>
            <text:p>244/244 ━━━━━━━━━━━━━━━━━━━━ 983s 4s/step - accuracy: 0.9325 - loss: 0.1813 - val_accuracy: 0.9033 - val_loss: 0.2722 - learning_rate: 1.0000e-04</text:p>
            <text:p>Epoch 8/10</text:p>
            <text:p>244/244 ━━━━━━━━━━━━━━━━━━━━ 982s 4s/step - accuracy: 0.9340 - loss: 0.1710 - val_accuracy: 0.9064 - val_loss: 0.2642 - learning_rate: 1.0000e-04</text:p>
            <text:p>Epoch 9/10</text:p>
            <text:p>244/244 ━━━━━━━━━━━━━━━━━━━━ 776s 3s/step - accuracy: 0.9392 - loss: 0.1576 - val_accuracy: 0.9033 - val_loss: 0.2871 - learning_rate: 1.0000e-04</text:p>
            <text:p>Epoch 10/10</text:p>
            <text:p>244/244 ━━━━━━━━━━━━━━━━━━━━ 758s 3s/step - accuracy: 0.9438 - loss: 0.1463 - val_accuracy: 0.9128 - val_loss: 0.2627 - learning_rate: 1.0000e-04 </text:p>
          </table:table-cell>
          <table:table-cell table:style-name="ce6" office:value-type="string" calcext:value-type="string" table:number-columns-spanned="1" table:number-rows-spanned="49">
            <text:p>90 %</text:p>
          </table:table-cell>
          <table:table-cell table:style-name="ce6" office:value-type="string" calcext:value-type="string" table:number-columns-spanned="1" table:number-rows-spanned="49">
            <text:p>93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7"/>
          <table:covered-table-cell table:number-columns-repeated="8" table:style-name="ce8"/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26">
            <text:p>id3</text:p>
          </table:table-cell>
          <table:table-cell table:style-name="ce6" office:value-type="string" calcext:value-type="string" table:number-columns-spanned="1" table:number-rows-spanned="26">
            <text:p>"DATASET V2V3 - filtered_Laplacien_split"</text:p>
          </table:table-cell>
          <table:table-cell table:style-name="ce6" office:value-type="string" calcext:value-type="string" table:number-columns-spanned="1" table:number-rows-spanned="26">
            <text:p>15 layers trained</text:p>
          </table:table-cell>
          <table:table-cell table:style-name="ce6" office:value-type="string" calcext:value-type="string" table:number-columns-spanned="1" table:number-rows-spanned="26">
            <text:p>No top layers from base_model</text:p>
            <text:p>Fine-Tuning : 15 last layers</text:p>
            <text:p/>
            <text:p>GlobalAveragePooling2D()</text:p>
            <text:p>Dropout(0.2)</text:p>
            <text:p>Flatten()</text:p>
            <text:p>Dense(1024, activation = 'relu')</text:p>
            <text:p>Dropout(rate = 0.2)</text:p>
            <text:p>Dense(512, activation = 'relu')</text:p>
            <text:p>Dropout(rate = 0.2)</text:p>
            <text:p>outputs = Dense(4, activation='softmax')</text:p>
          </table:table-cell>
          <table:table-cell table:style-name="ce6" office:value-type="string" calcext:value-type="string" table:number-columns-spanned="1" table:number-rows-spanned="26">
            <text:p>2h15min12s</text:p>
          </table:table-cell>
          <table:table-cell table:style-name="ce6" office:value-type="string" calcext:value-type="string" table:number-columns-spanned="1" table:number-rows-spanned="26">
            <text:p>Found 14773 files belonging to 4 classes.</text:p>
            <text:p>Found 3407 files belonging to 4 classes.</text:p>
            <text:p>Found 4551 files belonging to 4 classes.</text:p>
            <text:p>Epoch 1/10</text:p>
            <text:p>#[1m231/231#[0m #[32m━━━━━━━━━━━━━━━━━━━━#[0m#[37m#[0m #[1m759s#[0m 3s/step - accuracy: 0.6922 - loss: 0.7632 - val_accuracy: 0.2697 - val_loss: 9.6049 - learning_rate: 0.0010</text:p>
            <text:p>Epoch 2/10</text:p>
            <text:p>#[1m231/231#[0m #[32m━━━━━━━━━━━━━━━━━━━━#[0m#[37m#[0m #[1m826s#[0m 4s/step - accuracy: 0.8464 - loss: 0.4189 - val_accuracy: 0.2416 - val_loss: 13.9120 - learning_rate: 0.0010</text:p>
            <text:p>Epoch 3/10</text:p>
            <text:p>#[1m231/231#[0m #[32m━━━━━━━━━━━━━━━━━━━━#[0m#[37m#[0m #[1m848s#[0m 4s/step - accuracy: 0.8670 - loss: 0.3610 - val_accuracy: 0.4764 - val_loss: 4.6668 - learning_rate: 0.0010</text:p>
            <text:p>Epoch 4/10</text:p>
            <text:p>#[1m231/231#[0m #[32m━━━━━━━━━━━━━━━━━━━━#[0m#[37m#[0m #[1m755s#[0m 3s/step - accuracy: 0.8772 - loss: 0.3264 - val_accuracy: 0.6055 - val_loss: 2.4432 - learning_rate: 0.0010</text:p>
            <text:p>Epoch 5/10</text:p>
            <text:p>#[1m231/231#[0m #[32m━━━━━━━━━━━━━━━━━━━━#[0m#[37m#[0m #[1m701s#[0m 3s/step - accuracy: 0.8858 - loss: 0.3093 - val_accuracy: 0.5371 - val_loss: 1.6418 - learning_rate: 0.0010</text:p>
            <text:p>Epoch 6/10</text:p>
            <text:p>#[1m231/231#[0m #[32m━━━━━━━━━━━━━━━━━━━━#[0m#[37m#[0m #[1m699s#[0m 3s/step - accuracy: 0.8950 - loss: 0.2738 - val_accuracy: 0.4514 - val_loss: 3.1774 - learning_rate: 0.0010</text:p>
            <text:p>Epoch 7/10</text:p>
            <text:p>#[1m231/231#[0m #[32m━━━━━━━━━━━━━━━━━━━━#[0m#[37m#[0m #[1m777s#[0m 3s/step - accuracy: 0.9034 - loss: 0.2629 - val_accuracy: 0.5060 - val_loss: 2.6043 - learning_rate: 0.0010</text:p>
            <text:p>Epoch 8/10</text:p>
            <text:p>#[1m231/231#[0m #[32m━━━━━━━━━━━━━━━━━━━━#[0m#[37m#[0m #[1m0s#[0m 4s/step - accuracy: 0.9073 - loss: 0.2483</text:p>
            <text:p>Epoch 8: ReduceLROnPlateau reducing learning rate to 0.00010000000474974513.</text:p>
            <text:p>#[1m231/231#[0m #[32m━━━━━━━━━━━━━━━━━━━━#[0m#[37m#[0m #[1m998s#[0m 4s/step - accuracy: 0.9073 - loss: 0.2483 - val_accuracy: 0.3543 - val_loss: 5.1707 - learning_rate: 0.0010</text:p>
            <text:p>Epoch 9/10</text:p>
            <text:p>#[1m231/231#[0m #[32m━━━━━━━━━━━━━━━━━━━━#[0m#[37m#[0m #[1m1000s#[0m 4s/step - accuracy: 0.9231 - loss: 0.2051 - val_accuracy: 0.9078 - val_loss: 0.2520 - learning_rate: 1.0000e-04</text:p>
            <text:p>Epoch 10/10</text:p>
            <text:p>#[1m231/231#[0m #[32m━━━━━━━━━━━━━━━━━━━━#[0m#[37m#[0m #[1m693s#[0m 3s/step - accuracy: 0.9409 - loss: 0.1612 - val_accuracy: 0.9058 - val_loss: 0.2702 - learning_rate: 1.0000e-04</text:p>
            <text:p>Restoring model weights from the end of the best epoch: 9.</text:p>
          </table:table-cell>
          <table:table-cell table:style-name="ce6" office:value-type="string" calcext:value-type="string" table:number-columns-spanned="1" table:number-rows-spanned="26">
            <text:p>91 %</text:p>
          </table:table-cell>
          <table:table-cell table:style-name="ce6" office:value-type="string" calcext:value-type="string" table:number-columns-spanned="1" table:number-rows-spanned="26">
            <text:p>94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7"/>
          <table:covered-table-cell table:number-columns-repeated="8" table:style-name="ce8"/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26">
            <text:p>id4</text:p>
          </table:table-cell>
          <table:table-cell table:style-name="ce6" office:value-type="string" calcext:value-type="string" table:number-columns-spanned="1" table:number-rows-spanned="26">
            <text:p>"DATASET V2V4 - autoencoded_split"</text:p>
          </table:table-cell>
          <table:table-cell table:style-name="ce6" office:value-type="string" calcext:value-type="string" table:number-columns-spanned="1" table:number-rows-spanned="26">
            <text:p>15 layers trained</text:p>
          </table:table-cell>
          <table:table-cell table:style-name="ce6" office:value-type="string" calcext:value-type="string" table:number-columns-spanned="1" table:number-rows-spanned="26">
            <text:p>No top layers from base_model</text:p>
            <text:p>Fine-Tuning : 15 last layers</text:p>
            <text:p/>
            <text:p>GlobalAveragePooling2D()</text:p>
            <text:p>Dropout(0.2)</text:p>
            <text:p>Flatten()</text:p>
            <text:p>Dense(1024, activation = 'relu')</text:p>
            <text:p>Dropout(rate = 0.2)</text:p>
            <text:p>Dense(512, activation = 'relu')</text:p>
            <text:p>Dropout(rate = 0.2)</text:p>
            <text:p>outputs = Dense(4, activation='softmax')</text:p>
          </table:table-cell>
          <table:table-cell table:style-name="ce6" office:value-type="string" calcext:value-type="string" table:number-columns-spanned="1" table:number-rows-spanned="26">
            <text:p>2h20min52s</text:p>
          </table:table-cell>
          <table:table-cell table:style-name="ce6" office:value-type="string" calcext:value-type="string" table:number-columns-spanned="1" table:number-rows-spanned="26">
            <text:p>Found 14773 files belonging to 4 classes.</text:p>
            <text:p>Found 3407 files belonging to 4 classes.</text:p>
            <text:p>Found 4551 files belonging to 4 classes.</text:p>
            <text:p>Epoch 1/10</text:p>
            <text:p>#[1m231/231#[0m #[32m━━━━━━━━━━━━━━━━━━━━#[0m#[37m#[0m #[1m1097s#[0m 5s/step - accuracy: 0.6505 - loss: 0.8477 - val_accuracy: 0.6199 - val_loss: 1.1404 - learning_rate: 0.0010</text:p>
            <text:p>Epoch 2/10</text:p>
            <text:p>#[1m231/231#[0m #[32m━━━━━━━━━━━━━━━━━━━━#[0m#[37m#[0m #[1m1128s#[0m 5s/step - accuracy: 0.7517 - loss: 0.6069 - val_accuracy: 0.7168 - val_loss: 0.7004 - learning_rate: 0.0010</text:p>
            <text:p>Epoch 3/10</text:p>
            <text:p>#[1m231/231#[0m #[32m━━━━━━━━━━━━━━━━━━━━#[0m#[37m#[0m #[1m1045s#[0m 5s/step - accuracy: 0.7644 - loss: 0.5754 - val_accuracy: 0.7080 - val_loss: 0.7267 - learning_rate: 0.0010</text:p>
            <text:p>Epoch 4/10</text:p>
            <text:p>#[1m231/231#[0m #[32m━━━━━━━━━━━━━━━━━━━━#[0m#[37m#[0m #[1m894s#[0m 4s/step - accuracy: 0.7767 - loss: 0.5507 - val_accuracy: 0.5462 - val_loss: 1.1445 - learning_rate: 0.0010</text:p>
            <text:p>Epoch 5/10</text:p>
            <text:p>#[1m231/231#[0m #[32m━━━━━━━━━━━━━━━━━━━━#[0m#[37m#[0m #[1m0s#[0m 3s/step - accuracy: 0.7876 - loss: 0.5253</text:p>
            <text:p>Epoch 5: ReduceLROnPlateau reducing learning rate to 0.00010000000474974513.</text:p>
            <text:p>#[1m231/231#[0m #[32m━━━━━━━━━━━━━━━━━━━━#[0m#[37m#[0m #[1m760s#[0m 3s/step - accuracy: 0.7876 - loss: 0.5253 - val_accuracy: 0.5979 - val_loss: 1.2014 - learning_rate: 0.0010</text:p>
            <text:p>Epoch 6/10</text:p>
            <text:p>#[1m231/231#[0m #[32m━━━━━━━━━━━━━━━━━━━━#[0m#[37m#[0m #[1m728s#[0m 3s/step - accuracy: 0.8083 - loss: 0.4759 - val_accuracy: 0.8039 - val_loss: 0.4882 - learning_rate: 1.0000e-04</text:p>
            <text:p>Epoch 7/10</text:p>
            <text:p>#[1m231/231#[0m #[32m━━━━━━━━━━━━━━━━━━━━#[0m#[37m#[0m #[1m710s#[0m 3s/step - accuracy: 0.8192 - loss: 0.4461 - val_accuracy: 0.8110 - val_loss: 0.4658 - learning_rate: 1.0000e-04</text:p>
            <text:p>Epoch 8/10</text:p>
            <text:p>#[1m231/231#[0m #[32m━━━━━━━━━━━━━━━━━━━━#[0m#[37m#[0m #[1m713s#[0m 3s/step - accuracy: 0.8262 - loss: 0.4349 - val_accuracy: 0.8157 - val_loss: 0.4704 - learning_rate: 1.0000e-04</text:p>
            <text:p>Epoch 9/10</text:p>
            <text:p>#[1m231/231#[0m #[32m━━━━━━━━━━━━━━━━━━━━#[0m#[37m#[0m #[1m696s#[0m 3s/step - accuracy: 0.8302 - loss: 0.4282 - val_accuracy: 0.8154 - val_loss: 0.4678 - learning_rate: 1.0000e-04</text:p>
            <text:p>Epoch 10/10</text:p>
            <text:p>#[1m231/231#[0m #[32m━━━━━━━━━━━━━━━━━━━━#[0m#[37m#[0m #[1m681s#[0m 3s/step - accuracy: 0.8318 - loss: 0.4168 - val_accuracy: 0.8204 - val_loss: 0.4598 - learning_rate: 1.0000e-04</text:p>
            <text:p>Restoring model weights from the end of the best epoch: 7.</text:p>
          </table:table-cell>
          <table:table-cell table:style-name="ce6" office:value-type="string" calcext:value-type="string" table:number-columns-spanned="1" table:number-rows-spanned="26">
            <text:p>81 %</text:p>
          </table:table-cell>
          <table:table-cell table:style-name="ce6" office:value-type="string" calcext:value-type="string" table:number-columns-spanned="1" table:number-rows-spanned="26">
            <text:p>70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7"/>
          <table:table-cell table:style-name="ce1" table:number-columns-repeated="17"/>
          <table:table-cell table:number-columns-repeated="998"/>
        </table:table-row>
        <table:table-row table:style-name="ro3">
          <table:covered-table-cell table:number-columns-repeated="9" table:style-name="ce8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2">
            <text:p>VGG16</text:p>
          </table:table-cell>
          <table:table-cell table:style-name="ce9" office:value-type="string" calcext:value-type="string">
            <text:p>id1</text:p>
          </table:table-cell>
          <table:table-cell table:style-name="ce9" office:value-type="string" calcext:value-type="string">
            <text:p>pre-processing local sans auto-encodeur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10h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string" calcext:value-type="string">
            <text:p>84 %</text:p>
          </table:table-cell>
          <table:table-cell table:style-name="ce9" office:value-type="string" calcext:value-type="string">
            <text:p>83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10"/>
          <table:table-cell table:style-name="ce9" office:value-type="string" calcext:value-type="string">
            <text:p>id2</text:p>
          </table:table-cell>
          <table:table-cell table:style-name="ce9" office:value-type="string" calcext:value-type="string">
            <text:p>pre-processing local avec autoencodeur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10h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string" calcext:value-type="string">
            <text:p>72 %</text:p>
          </table:table-cell>
          <table:table-cell table:style-name="ce9" office:value-type="string" calcext:value-type="string">
            <text:p>70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5">
            <text:p>VGG19</text:p>
          </table:table-cell>
          <table:table-cell table:style-name="ce9" office:value-type="string" calcext:value-type="string">
            <text:p>id1</text:p>
          </table:table-cell>
          <table:table-cell table:style-name="ce1" office:value-type="string" calcext:value-type="string">
            <text:p>"DATASET V2V3 - filtered_Laplacien_split"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12 h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string" calcext:value-type="string">
            <text:p>86 %</text:p>
          </table:table-cell>
          <table:table-cell table:style-name="ce9" office:value-type="string" calcext:value-type="string">
            <text:p>84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10"/>
          <table:table-cell table:style-name="ce9" office:value-type="string" calcext:value-type="string">
            <text:p>id2</text:p>
          </table:table-cell>
          <table:table-cell table:style-name="ce1" office:value-type="string" calcext:value-type="string">
            <text:p>"DATASET V2V4 - autoencoded_split"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12 h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string" calcext:value-type="string">
            <text:p>73 %</text:p>
          </table:table-cell>
          <table:table-cell table:style-name="ce9" office:value-type="string" calcext:value-type="string">
            <text:p>70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10"/>
          <table:table-cell table:style-name="ce9" office:value-type="string" calcext:value-type="string">
            <text:p>id3</text:p>
          </table:table-cell>
          <table:table-cell table:style-name="ce1" office:value-type="string" calcext:value-type="string">
            <text:p>"DATASET V2V2 <text:s/>- balanced -augmented_split"</text:p>
          </table:table-cell>
          <table:table-cell table:style-name="ce9" office:value-type="string" calcext:value-type="string">
            <text:p>block5_conv4 open, COVID weight = 1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20 h</text:p>
          </table:table-cell>
          <table:table-cell table:style-name="ce34" office:value-type="string" calcext:value-type="string">
            <text:p>WARNING:tensorflow:From c:\Users\grego\anaconda3\envs\projet_Covid19\lib\site-packages\keras\src\losses.py:2976: The name tf.losses.sparse_softmax_cross_entropy is deprecated. Please use tf.compat.v1.losses.sparse_softmax_cross_entropy instead.</text:p>
          </table:table-cell>
          <table:table-cell table:number-columns-repeated="2" table:style-name="ce9" office:value-type="string" calcext:value-type="string">
            <text:p>94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10"/>
          <table:table-cell table:style-name="ce9" office:value-type="string" calcext:value-type="string">
            <text:p>id4</text:p>
          </table:table-cell>
          <table:table-cell table:style-name="ce1" office:value-type="string" calcext:value-type="string">
            <text:p>"DATASET V2V2 <text:s/>- balanced -augmented_split"</text:p>
          </table:table-cell>
          <table:table-cell table:style-name="ce9" office:value-type="string" calcext:value-type="string">
            <text:p>block5_conv4 open, COVID weight = 2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20 h</text:p>
          </table:table-cell>
          <table:table-cell table:style-name="ce35" office:value-type="string" calcext:value-type="string">
            <text:p><text:a xlink:href="https://ipywidgets.readthedocs.io/en/stable/user_install.html" xlink:type="simple">c:\Users\grego\anaconda3\envs\projet_Covid19\lib\site-packages\tqdm\auto.py:21: TqdmWarning: IProgress not found. Please update jupyter and ipywidgets. See https://ipywidgets.readthedocs.io/en/stable/user_install.html  from .autonotebook import tqdm as notebook_tqdm</text:a></text:p>
          </table:table-cell>
          <table:table-cell table:style-name="ce9" office:value-type="string" calcext:value-type="string">
            <text:p>en cours</text:p>
          </table:table-cell>
          <table:table-cell table:style-name="ce9" office:value-type="string" calcext:value-type="string">
            <text:p>en cours 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covered-table-cell table:style-name="ce10"/>
          <table:table-cell table:style-name="ce9" office:value-type="string" calcext:value-type="string">
            <text:p>id5</text:p>
          </table:table-cell>
          <table:table-cell table:style-name="ce1" office:value-type="string" calcext:value-type="string">
            <text:p>"DATASET V2V2 <text:s/>- balanced -augmented_split"</text:p>
          </table:table-cell>
          <table:table-cell table:style-name="ce9" office:value-type="string" calcext:value-type="string">
            <text:p>block5_conv4 open, COVID weight = 3</text:p>
          </table:table-cell>
          <table:table-cell table:style-name="ce9" office:value-type="string" calcext:value-type="string">
            <text:p>Couches VGG16, Dropout(0,5), outputd = Dense(4, activation = "softmax")</text:p>
          </table:table-cell>
          <table:table-cell table:style-name="ce9" office:value-type="string" calcext:value-type="string">
            <text:p>20 h</text:p>
          </table:table-cell>
          <table:table-cell table:style-name="ce34" office:value-type="string" calcext:value-type="string">
            <text:p>l_loss improved from 0.43301 to 0.42846, saving model to best_model.h5 488/488 [==============================] - 2419s 5s/step - loss: 0.1947 - accuracy: 0.9636 - val_loss: 0.4285 - val_accuracy: 0.9380 - lr: 2.0000e-05 Epoch 23/30 488/488 [==============================] - ETA: 0s - loss: 0.1692 - accuracy: 0.9661 Epoch 23: val_loss improved from 0.42846 to 0.42695, saving model to best_model.h5 488/488 [==============================] - 2418s 5s/step - loss: 0.1692 - accuracy: 0.9661 - val_loss: 0.4269 - val_accuracy: 0.9378 - lr: 2.0000e-05 Epoch 24/30 488/488 [==============================] - ETA: 0s - loss: 0.1921 - accuracy: 0.9645 Epoch 24: val_loss did not improve from 0.42695 488/488 [==============================] - 2416s 5s/step - loss: 0.1921 - accuracy: 0.9645 - val_loss: 0.4282 - val_accuracy: 0.9380 - lr: 2.0000e-05 Epoch 25/30 488/488 [==============================] - ETA: 0s - loss: 0.1712 - accuracy: 0.9646 Epoch 25: val_loss improved from 0.42695 to 0.42660, saving model to best_model.h5 488/488 [==============================] - 2411s 5s/step - loss: 0.1712 - accuracy: 0.9646 - val_loss: 0.4266 - val_accuracy: 0.9372 - lr: 2.0000e-05 Epoch 26/30 488/488 [==============================] - ETA: 0s - loss: 0.1799 - accuracy: 0.9656 Epoch 26: val_loss improved from 0.42660 to 0.42318, saving model to best_model.h5 488/488 [==============================] - 2416s 5s/step - loss: 0.1799 - accuracy: 0.9656 - val_loss: 0.4232 - val_accuracy: 0.9378 - lr: 2.0000e-05 Epoch 27/30 488/488 [==============================] - ETA: 0s - loss: 0.1610 - accuracy: 0.9695 Epoch 27: val_loss improved from 0.42318 to 0.42074, saving model to best_model.h5 488/488 [==============================] - 2746s 6s/step - loss: 0.1610 - accuracy: 0.9695 - val_loss: 0.4207 - val_accuracy: 0.9380 - lr: 2.0000e-05 Epoch 28/30 488/488 [==============================] - ETA: 0s - loss: 0.1599 - accuracy: 0.9682 Epoch 28: val_loss improved from 0.42074 to 0.41732, saving model to best_model.h5 488/488 [==============================] - 2546s 5s/step - loss: 0.1599 - accuracy: 0.9682 - val_loss: 0.4173 - val_accuracy: 0.9391 - lr: 2.0000e-05 Epoch 29/30 488/488 [==============================] - ETA: 0s - loss: 0.1672 - accuracy: 0.9674 Epoch 29: val_loss improved from 0.41732 to 0.41464, saving model to best_model.h5 488/488 [==============================] - 2438s 5s/step - loss: 0.1672 - accuracy: 0.9674 - val_loss: 0.4146 - val_accuracy: 0.9394 - lr: 2.0000e-05 Epoch 30/30 488/488 [==============================] - ETA: 0s - loss: 0.1604 - accuracy: 0.9656 Epoch 30: val_loss improved from 0.41464 to 0.41348, saving model to best_model.h5 488/488 [==============================] - 2440s 5s/step - loss: 0.1604 - accuracy: 0.9656 - val_loss: 0.4135 - val_accuracy: 0.9389 - lr: 2.0000e-05 151/151 [==============================] - 596s 4s/step</text:p>
          </table:table-cell>
          <table:table-cell table:number-columns-repeated="2" table:style-name="ce9" office:value-type="string" calcext:value-type="string">
            <text:p>93 %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 table:number-columns-repeated="6"/>
          <table:table-cell table:style-name="ce34" office:value-type="string" calcext:value-type="string">
            <text:p>c:\Users\grego\anaconda3\envs\projet_Covid19\lib\site-packages\keras\src\engine\training.py:3103: UserWarning: You are saving your model as an HDF5 file via `model.save()`. This file format is considered legacy. We recommend using instead the native Keras format, e.g. `model.save('my_model.keras')`. <text:s/>saving_api.save_model(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table:number-columns-repeated="6"/>
          <table:table-cell table:style-name="ce34" office:value-type="string" calcext:value-type="string">
            <text:p>488/488 [==============================] - 2598s 5s/step - loss: 8.8564 - accuracy: 0.7067 - val_loss: 1.7927 - val_accuracy: 0.8886 - lr: 1.0000e-04 Epoch 2/30 488/488 [==============================] - ETA: 0s - loss: 3.2581 - accuracy: 0.8330 Epoch 2: val_loss improved from 1.79274 to 1.20122, saving model to best_model.h5 488/488 [==============================] - 2564s 5s/step - loss: 3.2581 - accuracy: 0.8330 - val_loss: 1.2012 - val_accuracy: 0.9128 - lr: 1.0000e-04 Epoch 3/30 488/488 [==============================] - ETA: 0s - loss: 1.8880 - accuracy: 0.8666 Epoch 3: val_loss improved from 1.20122 to 0.88501, saving model to best_model.h5 488/488 [==============================] - 2569s 5s/step - loss: 1.8880 - accuracy: 0.8666 - val_loss: 0.8850 - val_accuracy: 0.9175 - lr: 1.0000e-04 Epoch 4/30 488/488 [==============================] - ETA: 0s - loss: 1.2877 - accuracy: 0.8875 Epoch 4: val_loss improved from 0.88501 to 0.74557, saving model to best_model.h5 488/488 [==============================] - 2548s 5s/step - loss: 1.2877 - accuracy: 0.8875 - val_loss: 0.7456 - val_accuracy: 0.9219 - lr: 1.0000e-04 Epoch 5/30 488/488 [==============================] - ETA: 0s - loss: 0.8573 - accuracy: 0.9086 Epoch 5: val_loss improved from 0.74557 to 0.62824, saving model to best_model.h5 488/488 [==============================] - 2559s 5s/step - loss: 0.8573 - accuracy: 0.9086 - val_loss: 0.6282 - val_accuracy: 0.9214 - lr: 1.0000e-04 Epoch 6/30 488/488 [==============================] - ETA: 0s - loss: 0.6924 - accuracy: 0.9157 Epoch 6: val_loss improved from 0.62824 to 0.57059, saving model to best_model.h5 488/488 [==============================] - 2519s 5s/step - loss: 0.6924 - accuracy: 0.9157 - val_loss: 0.5706 - val_accuracy: 0.9266 - lr: 1.0000e-04 Epoch 7/30 488/488 [==============================] - ETA: 0s - loss: 0.5438 - accuracy: 0.9226 Epoch 7: val_loss improved from 0.57059 to 0.52323, saving model to best_model.h5 488/488 [==============================] - 2461s 5s/step - loss: 0.5438 - accuracy: 0.9226 - val_loss: 0.5232 - val_accuracy: 0.9283 - lr: 1.0000e-04 Epoch 8/30 488/488 [==============================] - ETA: 0s - loss: 0.4222 - accuracy: 0.9308 Epoch 8: val_loss improved from 0.52323 to 0.47829, saving model to best_model.h5 488/488 [==============================] - 2467s 5s/step - loss: 0.4222 - accuracy: 0.9308 - val_loss: 0.4783 - val_accuracy: 0.9286 - lr: 1.0000e-04 Epoch 9/30 488/488 [==============================] - ETA: 0s - loss: 0.3590 - accuracy: 0.9407 Epoch 9: val_loss improved from 0.47829 to 0.44680, saving model to best_model.h5 488/488 [==============================] - 2463s 5s/step - loss: 0.3590 - accuracy: 0.9407 - val_loss: 0.4468 - val_accuracy: 0.9278 - lr: 1.0000e-04 Epoch 10/30 488/488 [==============================] - ETA: 0s - loss: 0.3012 - accuracy: 0.9451 Epoch 10: val_loss improved from 0.44680 to 0.42684, saving model to best_model.h5 488/488 [==============================] - 2457s 5s/step - loss: 0.3012 - accuracy: 0.9451 - val_loss: 0.4268 - val_accuracy: 0.9319 - lr: 1.0000e-04 Epoch 11/30 488/488 [==============================] - ETA: 0s - loss: 0.2883 - accuracy: 0.9474 Epoch 11: val_loss improved from 0.42684 to 0.41544, saving model to best_model.h5 488/488 [==============================] - 2456s 5s/step - loss: 0.2883 - accuracy: 0.9474 - val_loss: 0.4154 - val_accuracy: 0.9333 - lr: 1.0000e-04 Epoch 12/30 488/488 [==============================] - ETA: 0s - loss: 0.2284 - accuracy: 0.9523 Epoch 12: val_loss improved from 0.41544 to 0.41313, saving model to best_model.h5 488/488 [==============================] - 2455s 5s/step - loss: 0.2284 - accuracy: 0.9523 - val_loss: 0.4131 - val_accuracy: 0.9347 - lr: 1.0000e-04 Epoch 13/30 488/488 [==============================] - ETA: 0s - loss: 0.2093 - accuracy: 0.9535 Epoch 13: val_loss improved from 0.41313 to 0.39701, saving model to best_model.h5 488/488 [==============================] - 2461s 5s/step - loss: 0.2093 - accuracy: 0.9535 - val_loss: 0.3970 - val_accuracy: 0.9355 - lr: 1.0000e-04 Epoch 14/30 488/488 [==============================] - ETA: 0s - loss: 0.1733 - accuracy: 0.9610 Epoch 14: val_loss improved from 0.39701 to 0.38619, saving model to best_model.h5 488/488 [==============================] - 2459s 5s/step - loss: 0.1733 - accuracy: 0.9610 - val_loss: 0.3862 - val_accuracy: 0.9344 - lr: 1.0000e-04 Epoch 15/30 488/488 [==============================] - ETA: 0s - loss: 0.1625 - accuracy: 0.9639 Epoch 15: val_loss improved from 0.38619 to 0.38543, saving model to best_model.h5 488/488 [==============================] - 2508s 5s/step - loss: 0.1625 - accuracy: 0.9639 - val_loss: 0.3854 - val_accuracy: 0.9375 - lr: 1.0000e-04 Epoch 16/30 488/488 [==============================] - ETA: 0s - loss: 0.1425 - accuracy: 0.9656 Epoch 16: val_loss improved from 0.38543 to 0.38182, saving model to best_model.h5 488/488 [==============================] - 2462s 5s/step - loss: 0.1425 - accuracy: 0.9656 - val_loss: 0.3818 - val_accuracy: 0.9386 - lr: 1.0000e-04 Epoch 17/30 488/488 [==============================] - ETA: 0s - loss: 0.1226 - accuracy: 0.9704 Epoch 17: val_loss improved from 0.38182 to 0.36922, saving model to best_model.h5 488/488 [==============================] - 2456s 5s/step - loss: 0.1226 - accuracy: 0.9704 - val_loss: 0.3692 - val_accuracy: 0.9372 - lr: 1.0000e-04 Epoch 18/30 488/488 [==============================] - ETA: 0s - loss: 0.1052 - accuracy: 0.9726 Epoch 18: val_loss did not improve from 0.36922 488/488 [==============================] - 2453s 5s/step - loss: 0.1052 - accuracy: 0.9726 - val_loss: 0.3723 - val_accuracy: 0.9389 - lr: 1.0000e-04 Epoch 19/30 488/488 [==============================] - ETA: 0s - loss: 0.1088 - accuracy: 0.9748 Epoch 19: val_loss improved from 0.36922 to 0.36133, saving model to best_model.h5 488/488 [==============================] - 2454s 5s/step - loss: 0.1088 - accuracy: 0.9748 - val_loss: 0.3613 - val_accuracy: 0.9417 - lr: 1.0000e-04 Epoch 20/30 488/488 [==============================] - ETA: 0s - loss: 0.0956 - accuracy: 0.9754 Epoch 20: val_loss improved from 0.36133 to 0.35945, saving model to best_model.h5 488/488 [==============================] - 2452s 5s/step - loss: 0.0956 - accuracy: 0.9754 - val_loss: 0.3595 - val_accuracy: 0.9389 - lr: 1.0000e-04 Epoch 21/30 488/488 [==============================] - ETA: 0s - loss: 0.0928 - accuracy: 0.9768 Epoch 21: val_loss improved from 0.35945 to 0.35755, saving model to best_model.h5 488/488 [==============================] - 2458s 5s/step - loss: 0.0928 - accuracy: 0.9768 - val_loss: 0.3575 - val_accuracy: 0.9375 - lr: 1.0000e-04 Epoch 22/30 488/488 [==============================] - ETA: 0s - loss: 0.0754 - accuracy: 0.9795 Epoch 22: val_loss improved from 0.35755 to 0.35356, saving model to best_model.h5 488/488 [==============================] - 2477s 5s/step - loss: 0.0754 - accuracy: 0.9795 - val_loss: 0.3536 - val_accuracy: 0.9386 - lr: 1.0000e-04 Epoch 23/30 488/488 [==============================] - ETA: 0s - loss: 0.0757 - accuracy: 0.9789 Epoch 23: val_loss did not improve from 0.35356 488/488 [==============================] - 2487s 5s/step - loss: 0.0757 - accuracy: 0.9789 - val_loss: 0.3557 - val_accuracy: 0.9414 - lr: 1.0000e-04 Epoch 24/30 488/488 [==============================] - ETA: 0s - loss: 0.0696 - accuracy: 0.9799 Epoch 24: val_loss improved from 0.35356 to 0.34978, saving model to best_model.h5 488/488 [==============================] - 2460s 5s/step - loss: 0.0696 - accuracy: 0.9799 - val_loss: 0.3498 - val_accuracy: 0.9391 - lr: 1.0000e-04 Epoch 25/30 488/488 [==============================] - ETA: 0s - loss: 0.0689 - accuracy: 0.9805 Epoch 25: val_loss did not improve from 0.34978 488/488 [==============================] - 2448s 5s/step - loss: 0.0689 - accuracy: 0.9805 - val_loss: 0.3540 - val_accuracy: 0.9394 - lr: 1.0000e-04 Epoch 26/30 488/488 [==============================] - ETA: 0s - loss: 0.0633 - accuracy: 0.9811 Epoch 26: val_loss improved from 0.34978 to 0.34420, saving model to best_model.h5 488/488 [==============================] - 2534s 5s/step - loss: 0.0633 - accuracy: 0.9811 - val_loss: 0.3442 - val_accuracy: 0.9414 - lr: 1.0000e-04 Epoch 27/30 488/488 [==============================] - ETA: 0s - loss: 0.0528 - accuracy: 0.9838 Epoch 27: val_loss did not improve from 0.34420 488/488 [==============================] - 2514s 5s/step - loss: 0.0528 - accuracy: 0.9838 - val_loss: 0.3472 - val_accuracy: 0.9391 - lr: 1.0000e-04 Epoch 28/30 488/488 [==============================] - ETA: 0s - loss: 0.0535 - accuracy: 0.9843 Epoch 28: val_loss improved from 0.34420 to 0.33904, saving model to best_model.h5 488/488 [==============================] - 2593s 5s/step - loss: 0.0535 - accuracy: 0.9843 - val_loss: 0.3390 - val_accuracy: 0.9430 - lr: 1.0000e-04 Epoch 29/30 488/488 [==============================] - ETA: 0s - loss: 0.0445 - accuracy: 0.9880 Epoch 29: val_loss did not improve from 0.33904 488/488 [==============================] - 2580s 5s/step - loss: 0.0445 - accuracy: 0.9880 - val_loss: 0.3395 - val_accuracy: 0.9411 - lr: 1.0000e-04 Epoch 30/30 488/488 [==============================] - ETA: 0s - loss: 0.0484 - accuracy: 0.9866 Epoch 30: val_loss improved from 0.33904 to 0.33838, saving model to best_model.h5 488/488 [==============================] - 2494s 5s/step - loss: 0.0484 - accuracy: 0.9866 - val_loss: 0.3384 - val_accuracy: 0.9439 - lr: 1.0000e-04 151/151 [==============================] - 600s 4s/step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3" table:number-rows-repeated="850">
          <table:table-cell table:style-name="ce1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9T06:14:27</meta:creation-date>
    <meta:initial-creator>Morvan Fortier</meta:initial-creator>
    <meta:document-statistic meta:table-count="1" meta:cell-count="206" meta:object-count="0"/>
    <meta:generator>LibreOfficeDev/6.0.5.2$Linux_X86_64 LibreOffice_project/</meta:generator>
  </office:meta>
</office:document-meta>
</file>